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30a1" officeooo:paragraph-rsid="001130a1"/>
    </style:style>
    <style:style style:name="P2" style:family="paragraph" style:parent-style-name="Standard">
      <style:text-properties officeooo:rsid="00127622" officeooo:paragraph-rsid="00127622"/>
    </style:style>
    <style:style style:name="P3" style:family="paragraph" style:parent-style-name="Standard">
      <style:text-properties officeooo:rsid="00127622" officeooo:paragraph-rsid="00129a57"/>
    </style:style>
    <style:style style:name="P4" style:family="paragraph" style:parent-style-name="Standard">
      <style:text-properties officeooo:rsid="00127622" officeooo:paragraph-rsid="0012db80"/>
    </style:style>
    <style:style style:name="P5" style:family="paragraph" style:parent-style-name="Standard">
      <style:text-properties officeooo:rsid="00127622" officeooo:paragraph-rsid="00166510"/>
    </style:style>
    <style:style style:name="P6" style:family="paragraph" style:parent-style-name="Standard">
      <style:text-properties officeooo:rsid="00127622" officeooo:paragraph-rsid="00183bb9"/>
    </style:style>
    <style:style style:name="P7" style:family="paragraph" style:parent-style-name="Text_20_body">
      <style:text-properties officeooo:rsid="00127622" officeooo:paragraph-rsid="002037a8"/>
    </style:style>
    <style:style style:name="P8" style:family="paragraph" style:parent-style-name="Standard">
      <style:text-properties officeooo:rsid="00127622" officeooo:paragraph-rsid="001cf015"/>
    </style:style>
    <style:style style:name="P9" style:family="paragraph" style:parent-style-name="Text_20_body">
      <style:text-properties officeooo:rsid="00127622" officeooo:paragraph-rsid="001e2670"/>
    </style:style>
    <style:style style:name="P10" style:family="paragraph" style:parent-style-name="Text_20_body">
      <style:text-properties officeooo:rsid="00127622" officeooo:paragraph-rsid="002de8fc"/>
    </style:style>
    <style:style style:name="P11" style:family="paragraph" style:parent-style-name="Text_20_body">
      <style:text-properties officeooo:rsid="00127622" officeooo:paragraph-rsid="002e0301"/>
    </style:style>
    <style:style style:name="P12" style:family="paragraph" style:parent-style-name="Standard">
      <style:text-properties fo:language="en" fo:country="US" fo:font-style="normal" fo:font-weight="normal" officeooo:rsid="00129a57" officeooo:paragraph-rsid="00129a57" style:font-style-asian="normal" style:font-weight-asian="normal" style:font-style-complex="normal" style:font-weight-complex="normal"/>
    </style:style>
    <style:style style:name="P13" style:family="paragraph" style:parent-style-name="Standard">
      <style:text-properties fo:language="en" fo:country="US" fo:font-style="normal" fo:font-weight="normal" officeooo:rsid="001e2670" officeooo:paragraph-rsid="001e2670" style:font-style-asian="normal" style:font-weight-asian="normal" style:font-style-complex="normal" style:font-weight-complex="normal"/>
    </style:style>
    <style:style style:name="P14" style:family="paragraph" style:parent-style-name="Standard">
      <style:text-properties fo:language="en" fo:country="US" fo:font-style="normal" fo:font-weight="normal" officeooo:rsid="00872218" officeooo:paragraph-rsid="001e2670" style:font-style-asian="normal" style:font-weight-asian="normal" style:font-style-complex="normal" style:font-weight-complex="normal"/>
    </style:style>
    <style:style style:name="P15" style:family="paragraph" style:parent-style-name="Standard">
      <style:text-properties fo:language="en" fo:country="US" fo:font-style="normal" fo:font-weight="normal" officeooo:rsid="00872218" officeooo:paragraph-rsid="002037a8" style:font-style-asian="normal" style:font-weight-asian="normal" style:font-style-complex="normal" style:font-weight-complex="normal"/>
    </style:style>
    <style:style style:name="P1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7" style:family="paragraph" style:parent-style-name="Standard">
      <style:text-properties fo:language="en" fo:country="US" fo:font-style="normal" style:text-underline-style="none" fo:font-weight="normal" officeooo:rsid="009b3a98" officeooo:paragraph-rsid="00219fd4" style:font-style-asian="normal" style:font-weight-asian="normal" style:font-style-complex="normal" style:font-weight-complex="normal"/>
    </style:style>
    <style:style style:name="P18" style:family="paragraph" style:parent-style-name="Standard">
      <style:text-properties fo:language="en" fo:country="US" officeooo:rsid="00872218" officeooo:paragraph-rsid="001cf015"/>
    </style:style>
    <style:style style:name="P19" style:family="paragraph" style:parent-style-name="Standard">
      <style:text-properties fo:language="en" fo:country="US" officeooo:rsid="00872218" officeooo:paragraph-rsid="00166510"/>
    </style:style>
    <style:style style:name="P20" style:family="paragraph" style:parent-style-name="Standard">
      <style:text-properties fo:language="en" fo:country="US" officeooo:rsid="00872218" officeooo:paragraph-rsid="0022d9c1"/>
    </style:style>
    <style:style style:name="P21" style:family="paragraph" style:parent-style-name="Standard">
      <style:text-properties fo:language="en" fo:country="US" officeooo:rsid="00872218" officeooo:paragraph-rsid="00183bb9"/>
    </style:style>
    <style:style style:name="P22" style:family="paragraph" style:parent-style-name="Text_20_body">
      <style:text-properties fo:language="en" fo:country="US" officeooo:rsid="00872218"/>
    </style:style>
    <style:style style:name="P23" style:family="paragraph" style:parent-style-name="Standard">
      <style:text-properties fo:language="en" fo:country="US" officeooo:rsid="001d4a0c" officeooo:paragraph-rsid="001d4a0c"/>
    </style:style>
    <style:style style:name="P24" style:family="paragraph" style:parent-style-name="Standard">
      <style:text-properties fo:language="en" fo:country="US" fo:font-weight="normal" officeooo:rsid="00976cfc" officeooo:paragraph-rsid="001e2670" style:font-weight-asian="normal" style:font-weight-complex="normal"/>
    </style:style>
    <style:style style:name="P25" style:family="paragraph" style:parent-style-name="Standard">
      <style:text-properties fo:language="en" fo:country="US" fo:font-weight="normal" officeooo:rsid="00a4dd90" officeooo:paragraph-rsid="00219fd4" style:font-weight-asian="normal" style:font-weight-complex="normal"/>
    </style:style>
    <style:style style:name="P26" style:family="paragraph" style:parent-style-name="Standard">
      <style:text-properties fo:language="en" fo:country="US" fo:font-weight="normal" officeooo:rsid="00a60f77" officeooo:paragraph-rsid="00219fd4" style:font-weight-asian="normal" style:font-weight-complex="normal"/>
    </style:style>
    <style:style style:name="P27" style:family="paragraph" style:parent-style-name="Standard">
      <style:text-properties fo:language="en" fo:country="US" fo:font-weight="normal" officeooo:rsid="00ec820b" officeooo:paragraph-rsid="00219fd4" style:font-weight-asian="normal" style:font-weight-complex="normal"/>
    </style:style>
    <style:style style:name="P28" style:family="paragraph" style:parent-style-name="Standard">
      <style:text-properties fo:language="en" fo:country="US" fo:font-weight="normal" officeooo:rsid="0022f1ba" officeooo:paragraph-rsid="00ee3760" style:font-weight-asian="normal" style:font-weight-complex="normal"/>
    </style:style>
    <style:style style:name="P29" style:family="paragraph" style:parent-style-name="Standard">
      <style:text-properties fo:language="en" fo:country="US" fo:font-weight="normal" officeooo:rsid="0022f1ba" officeooo:paragraph-rsid="0022f1ba" style:font-weight-asian="normal" style:font-weight-complex="normal"/>
    </style:style>
    <style:style style:name="P30" style:family="paragraph" style:parent-style-name="Standard">
      <style:text-properties fo:language="en" fo:country="US" fo:font-weight="normal" officeooo:rsid="0107796e" officeooo:paragraph-rsid="002de8fc" style:font-weight-asian="normal" style:font-weight-complex="normal"/>
    </style:style>
    <style:style style:name="P31" style:family="paragraph" style:parent-style-name="Standard">
      <style:text-properties fo:language="en" fo:country="US" fo:font-weight="normal" officeooo:rsid="0150decf" officeooo:paragraph-rsid="002e0301" style:font-weight-asian="normal" style:font-weight-complex="normal"/>
    </style:style>
    <style:style style:name="P32" style:family="paragraph" style:parent-style-name="Standard">
      <style:text-properties fo:language="en" fo:country="US" officeooo:rsid="00127622" officeooo:paragraph-rsid="0022d9c1"/>
    </style:style>
    <style:style style:name="P33" style:family="paragraph" style:parent-style-name="Standard">
      <style:text-properties fo:language="en" fo:country="US" style:text-underline-style="none" fo:font-weight="normal" officeooo:rsid="00219fd4" officeooo:paragraph-rsid="00219fd4" style:font-weight-asian="normal" style:font-weight-complex="normal"/>
    </style:style>
    <style:style style:name="P34" style:family="paragraph" style:parent-style-name="Standard">
      <style:text-properties fo:language="en" fo:country="US" officeooo:rsid="001f5d65" officeooo:paragraph-rsid="002de8fc"/>
    </style:style>
    <style:style style:name="P35" style:family="paragraph" style:parent-style-name="Text_20_body">
      <style:text-properties fo:language="en" fo:country="US" officeooo:rsid="001f5d65" officeooo:paragraph-rsid="002de8fc"/>
    </style:style>
    <style:style style:name="P36" style:family="paragraph" style:parent-style-name="Standard">
      <style:text-properties fo:language="en" fo:country="US" officeooo:rsid="001f5d65" officeooo:paragraph-rsid="002e0301"/>
    </style:style>
    <style:style style:name="P37" style:family="paragraph" style:parent-style-name="Text_20_body">
      <style:text-properties fo:language="en" fo:country="US" officeooo:rsid="001f5d65" officeooo:paragraph-rsid="002e0301"/>
    </style:style>
    <style:style style:name="P38" style:family="paragraph" style:parent-style-name="Text_20_body">
      <style:text-properties fo:language="en" fo:country="US" officeooo:rsid="001f5d65" officeooo:paragraph-rsid="002037a8"/>
    </style:style>
    <style:style style:name="P39" style:family="paragraph" style:parent-style-name="Text_20_body">
      <style:text-properties fo:language="en" fo:country="US" officeooo:rsid="001f5d65" officeooo:paragraph-rsid="001f5d65"/>
    </style:style>
    <style:style style:name="P40" style:family="paragraph" style:parent-style-name="Text_20_body">
      <style:text-properties fo:language="en" fo:country="US" officeooo:rsid="001f5d65" officeooo:paragraph-rsid="002bc1e2"/>
    </style:style>
    <style:style style:name="P41" style:family="paragraph" style:parent-style-name="Text_20_body">
      <style:text-properties fo:language="en" fo:country="US" officeooo:rsid="002037a8" officeooo:paragraph-rsid="002037a8"/>
    </style:style>
    <style:style style:name="P42" style:family="paragraph" style:parent-style-name="Standard">
      <style:text-properties fo:language="en" fo:country="US" officeooo:rsid="0106ad07" officeooo:paragraph-rsid="002de8fc"/>
    </style:style>
    <style:style style:name="P43" style:family="paragraph" style:parent-style-name="Text_20_body">
      <style:text-properties fo:language="en" fo:country="US" officeooo:rsid="001f1a25" officeooo:paragraph-rsid="001f1a25"/>
    </style:style>
    <style:style style:name="P44" style:family="paragraph" style:parent-style-name="Text_20_body">
      <style:text-properties fo:language="en" fo:country="US" officeooo:rsid="00215f3d" officeooo:paragraph-rsid="002bc1e2"/>
    </style:style>
    <style:style style:name="P45" style:family="paragraph" style:parent-style-name="Text_20_body">
      <style:text-properties fo:language="en" fo:country="US" officeooo:rsid="001e2670" officeooo:paragraph-rsid="0032306b"/>
    </style:style>
    <style:style style:name="P46" style:family="paragraph" style:parent-style-name="Standard">
      <style:text-properties style:font-name="Liberation Mono" fo:font-size="10pt" fo:language="en" fo:country="US" fo:font-weight="normal" officeooo:rsid="01156c77" officeooo:paragraph-rsid="0012db80" style:font-size-asian="10pt" style:font-weight-asian="normal" style:font-size-complex="10pt" style:font-weight-complex="normal"/>
    </style:style>
    <style:style style:name="P47" style:family="paragraph" style:parent-style-name="Standard">
      <style:text-properties style:font-name="Liberation Mono" fo:font-size="10pt" fo:language="en" fo:country="US" officeooo:rsid="001d4a0c" officeooo:paragraph-rsid="001d4a0c" style:font-size-asian="10pt" style:font-size-complex="10pt"/>
    </style:style>
    <style:style style:name="P48" style:family="paragraph" style:parent-style-name="Standard">
      <style:text-properties officeooo:paragraph-rsid="001e2670"/>
    </style:style>
    <style:style style:name="P49" style:family="paragraph" style:parent-style-name="Standard">
      <style:text-properties officeooo:paragraph-rsid="002037a8"/>
    </style:style>
    <style:style style:name="P50" style:family="paragraph" style:parent-style-name="Standard">
      <style:text-properties officeooo:rsid="001e2670" officeooo:paragraph-rsid="001e2670"/>
    </style:style>
    <style:style style:name="P51" style:family="paragraph" style:parent-style-name="Text_20_body">
      <style:text-properties officeooo:rsid="001e2670" officeooo:paragraph-rsid="001e2670"/>
    </style:style>
    <style:style style:name="P52" style:family="paragraph" style:parent-style-name="Standard">
      <style:text-properties fo:font-weight="normal" officeooo:rsid="00957329" officeooo:paragraph-rsid="001e2670" style:font-weight-asian="normal" style:font-weight-complex="normal"/>
    </style:style>
    <style:style style:name="P53" style:family="paragraph" style:parent-style-name="Standard">
      <style:text-properties fo:font-weight="normal" officeooo:rsid="009a224c" officeooo:paragraph-rsid="00219fd4" style:font-weight-asian="normal" style:font-weight-complex="normal"/>
    </style:style>
    <style:style style:name="P54" style:family="paragraph" style:parent-style-name="Standard">
      <style:text-properties officeooo:rsid="001f5d65" officeooo:paragraph-rsid="00219fd4"/>
    </style:style>
    <style:style style:name="P55" style:family="paragraph" style:parent-style-name="Standard">
      <style:text-properties officeooo:rsid="00ee3760" officeooo:paragraph-rsid="00ee3760"/>
    </style:style>
    <style:style style:name="P56" style:family="paragraph" style:parent-style-name="Text_20_body">
      <style:text-properties officeooo:rsid="001cf015" officeooo:paragraph-rsid="001cf015"/>
    </style:style>
    <style:style style:name="P57" style:family="paragraph" style:parent-style-name="Text_20_body">
      <style:text-properties officeooo:rsid="001f1a25" officeooo:paragraph-rsid="001f1a25"/>
    </style:style>
    <style:style style:name="P58" style:family="paragraph" style:parent-style-name="Text_20_body">
      <style:text-properties officeooo:rsid="002037a8" officeooo:paragraph-rsid="002037a8"/>
    </style:style>
    <style:style style:name="P59" style:family="paragraph" style:parent-style-name="Standard">
      <style:text-properties officeooo:paragraph-rsid="002de8fc"/>
    </style:style>
    <style:style style:name="P60" style:family="paragraph" style:parent-style-name="Standard">
      <style:text-properties officeooo:paragraph-rsid="002e0301"/>
    </style:style>
    <style:style style:name="P61" style:family="paragraph" style:parent-style-name="Standard">
      <style:text-properties style:text-line-through-style="none" style:text-line-through-type="none" fo:language="en" fo:country="US" fo:font-weight="normal" officeooo:rsid="012ef657" officeooo:paragraph-rsid="0139a814" fo:background-color="transparent" style:font-weight-asian="normal" style:font-weight-complex="normal"/>
    </style:style>
    <style:style style:name="P62" style:family="paragraph" style:parent-style-name="Text_20_body">
      <style:text-properties fo:background-color="transparent"/>
    </style:style>
    <style:style style:name="P63" style:family="paragraph" style:parent-style-name="Text_20_body">
      <style:text-properties officeooo:paragraph-rsid="0025dc2e"/>
    </style:style>
    <style:style style:name="P64" style:family="paragraph" style:parent-style-name="Text_20_body">
      <style:text-properties officeooo:rsid="0025dc2e" officeooo:paragraph-rsid="0025dc2e"/>
    </style:style>
    <style:style style:name="P65" style:family="paragraph" style:parent-style-name="Heading_20_1">
      <style:text-properties officeooo:rsid="0012db80" officeooo:paragraph-rsid="0012db80"/>
    </style:style>
    <style:style style:name="P66" style:family="paragraph" style:parent-style-name="Heading_20_1">
      <style:text-properties officeooo:paragraph-rsid="001cf015"/>
    </style:style>
    <style:style style:name="P67" style:family="paragraph" style:parent-style-name="Heading_20_1">
      <style:text-properties officeooo:paragraph-rsid="001e2670"/>
    </style:style>
    <style:style style:name="P68" style:family="paragraph" style:parent-style-name="Heading_20_1">
      <style:text-properties officeooo:paragraph-rsid="001f1a25"/>
    </style:style>
    <style:style style:name="P69" style:family="paragraph" style:parent-style-name="Heading_20_1">
      <style:text-properties officeooo:paragraph-rsid="002037a8"/>
    </style:style>
    <style:style style:name="P70" style:family="paragraph" style:parent-style-name="Heading_20_1">
      <style:text-properties officeooo:paragraph-rsid="002de8fc"/>
    </style:style>
    <style:style style:name="P71" style:family="paragraph" style:parent-style-name="Heading_20_1">
      <style:text-properties officeooo:paragraph-rsid="002e0301"/>
    </style:style>
    <style:style style:name="P72" style:family="paragraph" style:parent-style-name="Heading_20_1">
      <style:text-properties officeooo:rsid="002e0301" officeooo:paragraph-rsid="002e0301"/>
    </style:style>
    <style:style style:name="P73" style:family="paragraph" style:parent-style-name="Heading_20_1">
      <style:text-properties fo:language="en" fo:country="US" fo:font-style="normal" fo:font-weight="normal" officeooo:rsid="001e5a7c" officeooo:paragraph-rsid="002e0301" style:font-style-asian="normal" style:font-weight-asian="normal" style:font-style-complex="normal" style:font-weight-complex="normal"/>
    </style:style>
    <style:style style:name="P74" style:family="paragraph" style:parent-style-name="Standard" style:list-style-name="L1"/>
    <style:style style:name="P75" style:family="paragraph" style:parent-style-name="Standard" style:list-style-name="L1">
      <style:text-properties style:font-name="Liberation Mono" fo:font-size="10pt" fo:language="en" fo:country="US" fo:font-weight="normal" officeooo:rsid="01156c77" officeooo:paragraph-rsid="0012db80" style:font-size-asian="10pt" style:font-weight-asian="normal" style:font-size-complex="10pt" style:font-weight-complex="normal"/>
    </style:style>
    <style:style style:name="P76" style:family="paragraph" style:parent-style-name="Standard" style:list-style-name="L1">
      <style:text-properties fo:language="en" fo:country="US" fo:font-weight="normal" officeooo:rsid="01156c77" officeooo:paragraph-rsid="0012db80" style:font-weight-asian="normal" style:font-weight-complex="normal"/>
    </style:style>
    <style:style style:name="P77" style:family="paragraph" style:parent-style-name="Standard" style:list-style-name="L3">
      <style:text-properties fo:language="en" fo:country="US" fo:font-weight="normal" officeooo:rsid="00c95e5a" officeooo:paragraph-rsid="00c95e5a" style:font-weight-asian="normal" style:font-weight-complex="normal"/>
    </style:style>
    <style:style style:name="P78" style:family="paragraph" style:parent-style-name="Standard" style:list-style-name="L3">
      <style:text-properties fo:language="en" fo:country="US" fo:font-weight="normal" officeooo:rsid="00fda127" officeooo:paragraph-rsid="00fe0bfe" style:font-weight-asian="normal" style:font-weight-complex="normal"/>
    </style:style>
    <style:style style:name="P79" style:family="paragraph" style:parent-style-name="Standard" style:list-style-name="L3">
      <style:text-properties fo:language="en" fo:country="US" fo:font-weight="normal" officeooo:rsid="00fe0bfe" officeooo:paragraph-rsid="00fe0bfe" style:font-weight-asian="normal" style:font-weight-complex="normal"/>
    </style:style>
    <style:style style:name="P80" style:family="paragraph" style:parent-style-name="Standard" style:list-style-name="L3">
      <style:text-properties fo:language="en" fo:country="US" fo:font-weight="normal" officeooo:rsid="0091b24d" officeooo:paragraph-rsid="00c63f14" style:font-weight-asian="normal" style:font-weight-complex="normal"/>
    </style:style>
    <style:style style:name="P81" style:family="paragraph" style:parent-style-name="Standard" style:list-style-name="L3">
      <style:text-properties fo:language="en" fo:country="US" fo:font-weight="normal" officeooo:rsid="010c0e2e" officeooo:paragraph-rsid="010c0e2e" style:font-weight-asian="normal" style:font-weight-complex="normal"/>
    </style:style>
    <style:style style:name="P82" style:family="paragraph" style:parent-style-name="Standard" style:list-style-name="L4">
      <style:text-properties fo:language="en" fo:country="US" fo:font-weight="normal" officeooo:rsid="00825abd" officeooo:paragraph-rsid="002e0301" style:font-weight-asian="normal" style:font-weight-complex="normal"/>
    </style:style>
    <style:style style:name="P83" style:family="paragraph" style:parent-style-name="Standard" style:list-style-name="L4">
      <style:text-properties fo:language="en" fo:country="US" fo:font-weight="normal" officeooo:rsid="00d4ae6b" officeooo:paragraph-rsid="002e0301" style:font-weight-asian="normal" style:font-weight-complex="normal"/>
    </style:style>
    <style:style style:name="P84" style:family="paragraph" style:parent-style-name="Standard" style:list-style-name="L4">
      <style:text-properties fo:language="en" fo:country="US" fo:font-weight="normal" officeooo:rsid="006b815f" officeooo:paragraph-rsid="002e0301" style:font-weight-asian="normal" style:font-weight-complex="normal"/>
    </style:style>
    <style:style style:name="P85" style:family="paragraph" style:parent-style-name="Standard" style:list-style-name="L4">
      <style:text-properties fo:language="en" fo:country="US" fo:font-weight="normal" officeooo:rsid="00c109ca" officeooo:paragraph-rsid="002e0301" style:font-weight-asian="normal" style:font-weight-complex="normal"/>
    </style:style>
    <style:style style:name="P86" style:family="paragraph" style:parent-style-name="Standard" style:list-style-name="L4">
      <style:text-properties fo:language="en" fo:country="US" fo:font-weight="normal" officeooo:rsid="0105d74a" officeooo:paragraph-rsid="002e0301" style:font-weight-asian="normal" style:font-weight-complex="normal"/>
    </style:style>
    <style:style style:name="P87" style:family="paragraph" style:parent-style-name="Standard" style:list-style-name="L4">
      <style:text-properties fo:language="en" fo:country="US" fo:font-weight="normal" officeooo:rsid="002e0301" officeooo:paragraph-rsid="002e0301" style:font-weight-asian="normal" style:font-weight-complex="normal"/>
    </style:style>
    <style:style style:name="P88" style:family="paragraph" style:parent-style-name="Standard" style:list-style-name="L4">
      <style:text-properties fo:language="en" fo:country="US" officeooo:rsid="001cdfb9" officeooo:paragraph-rsid="002e0301"/>
    </style:style>
    <style:style style:name="P89" style:family="paragraph" style:parent-style-name="Standard" style:list-style-name="L2">
      <style:text-properties officeooo:rsid="00129a57" officeooo:paragraph-rsid="00129a57"/>
    </style:style>
    <style:style style:name="P90" style:family="paragraph" style:parent-style-name="Standard" style:list-style-name="L3">
      <style:text-properties officeooo:paragraph-rsid="00c0a178"/>
    </style:style>
    <style:style style:name="P91" style:family="paragraph" style:parent-style-name="Standard" style:list-style-name="L3">
      <style:text-properties officeooo:paragraph-rsid="00c213f4"/>
    </style:style>
    <style:style style:name="P92" style:family="paragraph" style:parent-style-name="Standard" style:list-style-name="L3">
      <style:text-properties fo:font-weight="normal" officeooo:rsid="00ca1909" officeooo:paragraph-rsid="00ca1909" style:font-weight-asian="normal" style:font-weight-complex="normal"/>
    </style:style>
    <style:style style:name="P93" style:family="paragraph" style:parent-style-name="Standard" style:list-style-name="L3">
      <style:text-properties fo:font-weight="normal" officeooo:rsid="00c44074" officeooo:paragraph-rsid="00c44074" style:font-weight-asian="normal" style:font-weight-complex="normal"/>
    </style:style>
    <style:style style:name="P94" style:family="paragraph" style:parent-style-name="Standard" style:list-style-name="L4">
      <style:text-properties officeooo:rsid="001cdfb9" officeooo:paragraph-rsid="002e0301"/>
    </style:style>
    <style:style style:name="P95" style:family="paragraph" style:parent-style-name="Text_20_body" style:list-style-name="L2">
      <style:text-properties officeooo:paragraph-rsid="00300f16"/>
    </style:style>
    <style:style style:name="P96" style:family="paragraph" style:parent-style-name="Text_20_body" style:list-style-name="L2">
      <style:text-properties fo:language="en" fo:country="US" fo:font-style="normal" fo:font-weight="normal" style:font-style-asian="normal" style:font-weight-asian="normal" style:font-style-complex="normal" style:font-weight-complex="normal"/>
    </style:style>
    <style:style style:name="T1" style:family="text">
      <style:text-properties style:font-name="Liberation Mono" fo:font-size="10pt" fo:language="en" fo:country="US" style:font-size-asian="10pt" style:font-size-complex="10pt"/>
    </style:style>
    <style:style style:name="T2" style:family="text">
      <style:text-properties style:font-name="Liberation Mono" fo:font-size="10pt" fo:language="en" fo:country="US" officeooo:rsid="0010fab0" style:font-size-asian="10pt" style:font-size-complex="10pt"/>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53ab1a" style:font-size-asian="10pt" style:font-size-complex="10pt"/>
    </style:style>
    <style:style style:name="T5" style:family="text">
      <style:text-properties style:font-name="Liberation Mono" fo:font-size="10pt" officeooo:rsid="0030c5fd" style:font-size-asian="10pt" style:font-size-complex="10pt"/>
    </style:style>
    <style:style style:name="T6" style:family="text">
      <style:text-properties fo:language="en" fo:country="US"/>
    </style:style>
    <style:style style:name="T7" style:family="text">
      <style:text-properties fo:language="en" fo:country="US" officeooo:rsid="0010fab0"/>
    </style:style>
    <style:style style:name="T8" style:family="text">
      <style:text-properties fo:language="en" fo:country="US" officeooo:rsid="00872218"/>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style="normal" fo:font-weight="normal" officeooo:rsid="0152b0f0" style:font-style-asian="normal" style:font-weight-asian="normal" style:font-style-complex="normal" style:font-weight-complex="normal"/>
    </style:style>
    <style:style style:name="T11" style:family="text">
      <style:text-properties fo:language="en" fo:country="US" fo:font-style="normal" fo:font-weight="normal" officeooo:rsid="0012d79d" style:font-style-asian="normal" style:font-weight-asian="normal" style:font-style-complex="normal" style:font-weight-complex="normal"/>
    </style:style>
    <style:style style:name="T12" style:family="text">
      <style:text-properties fo:language="en" fo:country="US" fo:font-style="normal" fo:font-weight="normal" officeooo:rsid="0010fab0" style:font-style-asian="normal" style:font-weight-asian="normal" style:font-style-complex="normal" style:font-weight-complex="normal"/>
    </style:style>
    <style:style style:name="T13" style:family="text">
      <style:text-properties fo:language="en" fo:country="US" fo:font-style="normal" fo:font-weight="normal" officeooo:rsid="0100e617" style:font-style-asian="normal" style:font-weight-asian="normal" style:font-style-complex="normal" style:font-weight-complex="normal"/>
    </style:style>
    <style:style style:name="T14" style:family="text">
      <style:text-properties fo:language="en" fo:country="US" fo:font-style="normal" fo:font-weight="normal" officeooo:rsid="00183bb9" style:font-style-asian="normal" style:font-weight-asian="normal" style:font-style-complex="normal" style:font-weight-complex="normal"/>
    </style:style>
    <style:style style:name="T15" style:family="text">
      <style:text-properties fo:language="en" fo:country="US" fo:font-style="normal" fo:font-weight="normal" officeooo:rsid="001cf015" style:font-style-asian="normal" style:font-weight-asian="normal" style:font-style-complex="normal" style:font-weight-complex="normal"/>
    </style:style>
    <style:style style:name="T16" style:family="text">
      <style:text-properties fo:language="en" fo:country="US" fo:font-style="normal" fo:font-weight="normal" officeooo:rsid="00127622" style:font-style-asian="normal" style:font-weight-asian="normal" style:font-style-complex="normal" style:font-weight-complex="normal"/>
    </style:style>
    <style:style style:name="T17" style:family="text">
      <style:text-properties fo:language="en" fo:country="US" fo:font-style="normal" fo:font-weight="normal" officeooo:rsid="00872218" style:font-style-asian="normal" style:font-weight-asian="normal" style:font-style-complex="normal" style:font-weight-complex="normal"/>
    </style:style>
    <style:style style:name="T18" style:family="text">
      <style:text-properties fo:language="en" fo:country="US" fo:font-style="normal" fo:font-weight="normal" officeooo:rsid="0025dc2e" style:font-style-asian="normal" style:font-weight-asian="normal" style:font-style-complex="normal" style:font-weight-complex="normal"/>
    </style:style>
    <style:style style:name="T19" style:family="text">
      <style:text-properties fo:language="en" fo:country="US" fo:font-style="normal" fo:font-weight="normal" officeooo:rsid="00129a57" style:font-style-asian="normal" style:font-weight-asian="normal" style:font-style-complex="normal" style:font-weight-complex="normal"/>
    </style:style>
    <style:style style:name="T20" style:family="text">
      <style:text-properties fo:language="en" fo:country="US" fo:font-style="normal" fo:font-weight="normal" officeooo:rsid="003134f4" style:font-style-asian="normal" style:font-weight-asian="normal" style:font-style-complex="normal" style:font-weight-complex="normal"/>
    </style:style>
    <style:style style:name="T21" style:family="text">
      <style:text-properties fo:language="en" fo:country="US" fo:font-style="normal" style:font-style-asian="normal" style:font-style-complex="normal"/>
    </style:style>
    <style:style style:name="T22" style:family="text">
      <style:text-properties fo:language="en" fo:country="US" officeooo:rsid="00456eef"/>
    </style:style>
    <style:style style:name="T23" style:family="text">
      <style:text-properties fo:language="en" fo:country="US" officeooo:rsid="006e1c2c"/>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a3a0ab" style:font-style-asian="italic" style:font-style-complex="italic"/>
    </style:style>
    <style:style style:name="T26" style:family="text">
      <style:text-properties fo:language="en" fo:country="US" fo:font-style="italic" officeooo:rsid="009b3a98" style:font-style-asian="italic" style:font-style-complex="italic"/>
    </style:style>
    <style:style style:name="T27" style:family="text">
      <style:text-properties fo:language="en" fo:country="US" fo:font-style="italic" officeooo:rsid="0012eef3" style:font-style-asian="italic" style:font-style-complex="italic"/>
    </style:style>
    <style:style style:name="T28" style:family="text">
      <style:text-properties fo:language="en" fo:country="US" fo:font-style="italic" officeooo:rsid="00283a26" style:font-style-asian="italic" style:font-style-complex="italic"/>
    </style:style>
    <style:style style:name="T29" style:family="text">
      <style:text-properties fo:language="en" fo:country="US" fo:font-style="italic" officeooo:rsid="002ce629" style:font-style-asian="italic" style:font-style-complex="italic"/>
    </style:style>
    <style:style style:name="T30" style:family="text">
      <style:text-properties fo:language="en" fo:country="US" fo:font-style="italic" officeooo:rsid="00456eef" style:font-style-asian="italic" style:font-style-complex="italic"/>
    </style:style>
    <style:style style:name="T31" style:family="text">
      <style:text-properties fo:language="en" fo:country="US" fo:font-style="italic" officeooo:rsid="00982399" style:font-style-asian="italic" style:font-style-complex="italic"/>
    </style:style>
    <style:style style:name="T32" style:family="text">
      <style:text-properties fo:language="en" fo:country="US" fo:font-style="italic" style:text-underline-style="none" officeooo:rsid="00cda25b" style:font-style-asian="italic" style:font-style-complex="italic"/>
    </style:style>
    <style:style style:name="T33" style:family="text">
      <style:text-properties fo:language="en" fo:country="US" fo:font-style="italic" style:text-underline-style="none" officeooo:rsid="00e1ee9e" style:font-style-asian="italic" style:font-style-complex="italic"/>
    </style:style>
    <style:style style:name="T34" style:family="text">
      <style:text-properties fo:language="en" fo:country="US" fo:font-style="italic" style:text-underline-style="none" officeooo:rsid="009b3a98" style:font-style-asian="italic" style:font-style-complex="italic"/>
    </style:style>
    <style:style style:name="T35" style:family="text">
      <style:text-properties fo:language="en" fo:country="US" fo:font-style="italic" fo:font-weight="normal" officeooo:rsid="00a4dd90" style:font-style-asian="italic" style:font-weight-asian="normal" style:font-style-complex="italic" style:font-weight-complex="normal"/>
    </style:style>
    <style:style style:name="T36" style:family="text">
      <style:text-properties fo:language="en" fo:country="US" fo:font-style="italic" fo:font-weight="normal" officeooo:rsid="00a3a0ab" style:font-style-asian="italic" style:font-weight-asian="normal" style:font-style-complex="italic" style:font-weight-complex="normal"/>
    </style:style>
    <style:style style:name="T37" style:family="text">
      <style:text-properties fo:language="en" fo:country="US" fo:font-style="italic" fo:font-weight="normal" officeooo:rsid="0022f1ba" style:font-style-asian="italic" style:font-weight-asian="normal" style:font-style-complex="italic" style:font-weight-complex="normal"/>
    </style:style>
    <style:style style:name="T38" style:family="text">
      <style:text-properties fo:language="en" fo:country="US" officeooo:rsid="001e2670"/>
    </style:style>
    <style:style style:name="T39" style:family="text">
      <style:text-properties fo:language="en" fo:country="US" officeooo:rsid="00976cfc"/>
    </style:style>
    <style:style style:name="T40" style:family="text">
      <style:text-properties fo:language="en" fo:country="US" officeooo:rsid="010169d0"/>
    </style:style>
    <style:style style:name="T41" style:family="text">
      <style:text-properties fo:language="en" fo:country="US" officeooo:rsid="001e5a7c"/>
    </style:style>
    <style:style style:name="T42" style:family="text">
      <style:text-properties fo:language="en" fo:country="US" officeooo:rsid="001f1a25"/>
    </style:style>
    <style:style style:name="T43" style:family="text">
      <style:text-properties fo:language="en" fo:country="US" officeooo:rsid="001f5d65"/>
    </style:style>
    <style:style style:name="T44" style:family="text">
      <style:text-properties fo:language="en" fo:country="US" officeooo:rsid="002037a8"/>
    </style:style>
    <style:style style:name="T45" style:family="text">
      <style:text-properties fo:language="en" fo:country="US" officeooo:rsid="00215f3d"/>
    </style:style>
    <style:style style:name="T46" style:family="text">
      <style:text-properties fo:language="en" fo:country="US" officeooo:rsid="00219fd4"/>
    </style:style>
    <style:style style:name="T47" style:family="text">
      <style:text-properties fo:language="en" fo:country="US" officeooo:rsid="00aac3a4"/>
    </style:style>
    <style:style style:name="T48" style:family="text">
      <style:text-properties fo:language="en" fo:country="US" officeooo:rsid="009ac200"/>
    </style:style>
    <style:style style:name="T49" style:family="text">
      <style:text-properties fo:language="en" fo:country="US" officeooo:rsid="00a60f77"/>
    </style:style>
    <style:style style:name="T50" style:family="text">
      <style:text-properties fo:language="en" fo:country="US" officeooo:rsid="009b3a98"/>
    </style:style>
    <style:style style:name="T51" style:family="text">
      <style:text-properties fo:language="en" fo:country="US" officeooo:rsid="00a4dd90"/>
    </style:style>
    <style:style style:name="T52" style:family="text">
      <style:text-properties fo:language="en" fo:country="US" style:text-underline-style="solid" style:text-underline-width="auto" style:text-underline-color="font-color" officeooo:rsid="00a4dd90"/>
    </style:style>
    <style:style style:name="T53" style:family="text">
      <style:text-properties fo:language="en" fo:country="US" style:text-underline-style="solid" style:text-underline-width="auto" style:text-underline-color="font-color" officeooo:rsid="00a8e4b5"/>
    </style:style>
    <style:style style:name="T54" style:family="text">
      <style:text-properties fo:language="en" fo:country="US" style:text-underline-style="solid" style:text-underline-width="auto" style:text-underline-color="font-color" officeooo:rsid="00aac3a4"/>
    </style:style>
    <style:style style:name="T55" style:family="text">
      <style:text-properties fo:language="en" fo:country="US" style:text-underline-style="none" officeooo:rsid="00a8e4b5"/>
    </style:style>
    <style:style style:name="T56" style:family="text">
      <style:text-properties fo:language="en" fo:country="US" style:text-underline-style="none" officeooo:rsid="00cda25b"/>
    </style:style>
    <style:style style:name="T57" style:family="text">
      <style:text-properties fo:language="en" fo:country="US" style:text-underline-style="none" officeooo:rsid="00e1ee9e"/>
    </style:style>
    <style:style style:name="T58" style:family="text">
      <style:text-properties fo:language="en" fo:country="US" style:text-underline-style="none" officeooo:rsid="01212e44"/>
    </style:style>
    <style:style style:name="T59" style:family="text">
      <style:text-properties fo:language="en" fo:country="US" style:text-underline-style="none" officeooo:rsid="00219fd4"/>
    </style:style>
    <style:style style:name="T60" style:family="text">
      <style:text-properties fo:language="en" fo:country="US" style:text-underline-style="none" officeooo:rsid="00353ad5"/>
    </style:style>
    <style:style style:name="T61" style:family="text">
      <style:text-properties fo:language="en" fo:country="US" fo:font-weight="normal" officeooo:rsid="00a3a0ab" style:font-weight-asian="normal" style:font-weight-complex="normal"/>
    </style:style>
    <style:style style:name="T62" style:family="text">
      <style:text-properties fo:language="en" fo:country="US" fo:font-weight="normal" officeooo:rsid="01282640" style:font-weight-asian="normal" style:font-weight-complex="normal"/>
    </style:style>
    <style:style style:name="T63" style:family="text">
      <style:text-properties fo:language="en" fo:country="US" fo:font-weight="normal" officeooo:rsid="00a60f77" style:font-weight-asian="normal" style:font-weight-complex="normal"/>
    </style:style>
    <style:style style:name="T64" style:family="text">
      <style:text-properties fo:language="en" fo:country="US" fo:font-weight="normal" officeooo:rsid="00ad06ab" style:font-weight-asian="normal" style:font-weight-complex="normal"/>
    </style:style>
    <style:style style:name="T65" style:family="text">
      <style:text-properties fo:language="en" fo:country="US" fo:font-weight="normal" officeooo:rsid="00a4dd90" style:font-weight-asian="normal" style:font-weight-complex="normal"/>
    </style:style>
    <style:style style:name="T66" style:family="text">
      <style:text-properties fo:language="en" fo:country="US" fo:font-weight="normal" officeooo:rsid="00a8e4b5" style:font-weight-asian="normal" style:font-weight-complex="normal"/>
    </style:style>
    <style:style style:name="T67" style:family="text">
      <style:text-properties fo:language="en" fo:country="US" fo:font-weight="normal" officeooo:rsid="00b5cb77" style:font-weight-asian="normal" style:font-weight-complex="normal"/>
    </style:style>
    <style:style style:name="T68" style:family="text">
      <style:text-properties fo:language="en" fo:country="US" fo:font-weight="normal" officeooo:rsid="00a99bdf" style:font-weight-asian="normal" style:font-weight-complex="normal"/>
    </style:style>
    <style:style style:name="T69" style:family="text">
      <style:text-properties fo:language="en" fo:country="US" fo:font-weight="normal" officeooo:rsid="00ec820b" style:font-weight-asian="normal" style:font-weight-complex="normal"/>
    </style:style>
    <style:style style:name="T70" style:family="text">
      <style:text-properties fo:language="en" fo:country="US" fo:font-weight="normal" officeooo:rsid="00219fd4" style:font-weight-asian="normal" style:font-weight-complex="normal"/>
    </style:style>
    <style:style style:name="T71" style:family="text">
      <style:text-properties fo:language="en" fo:country="US" fo:font-weight="normal" officeooo:rsid="0022f1ba" style:font-weight-asian="normal" style:font-weight-complex="normal"/>
    </style:style>
    <style:style style:name="T72" style:family="text">
      <style:text-properties fo:language="en" fo:country="US" fo:font-weight="normal" officeooo:rsid="010169d0" style:font-weight-asian="normal" style:font-weight-complex="normal"/>
    </style:style>
    <style:style style:name="T73" style:family="text">
      <style:text-properties fo:language="en" fo:country="US" fo:font-weight="normal" officeooo:rsid="002ceac1" style:font-weight-asian="normal" style:font-weight-complex="normal"/>
    </style:style>
    <style:style style:name="T74" style:family="text">
      <style:text-properties fo:language="en" fo:country="US" fo:font-weight="normal" officeooo:rsid="00c44074" style:font-weight-asian="normal" style:font-weight-complex="normal"/>
    </style:style>
    <style:style style:name="T75" style:family="text">
      <style:text-properties fo:language="en" fo:country="US" fo:font-weight="normal" officeooo:rsid="00c0a178" style:font-weight-asian="normal" style:font-weight-complex="normal"/>
    </style:style>
    <style:style style:name="T76" style:family="text">
      <style:text-properties fo:language="en" fo:country="US" fo:font-weight="normal" officeooo:rsid="00c8fe6b" style:font-weight-asian="normal" style:font-weight-complex="normal"/>
    </style:style>
    <style:style style:name="T77" style:family="text">
      <style:text-properties fo:language="en" fo:country="US" fo:font-weight="normal" officeooo:rsid="00c213f4" style:font-weight-asian="normal" style:font-weight-complex="normal"/>
    </style:style>
    <style:style style:name="T78" style:family="text">
      <style:text-properties fo:language="en" fo:country="US" fo:font-weight="normal" officeooo:rsid="00c2fbc8" style:font-weight-asian="normal" style:font-weight-complex="normal"/>
    </style:style>
    <style:style style:name="T79" style:family="text">
      <style:text-properties fo:language="en" fo:country="US" fo:font-weight="normal" officeooo:rsid="00353ad5" style:font-weight-asian="normal" style:font-weight-complex="normal"/>
    </style:style>
    <style:style style:name="T80" style:family="text">
      <style:text-properties fo:language="en" fo:country="US" officeooo:rsid="0022f1ba"/>
    </style:style>
    <style:style style:name="T81" style:family="text">
      <style:text-properties fo:language="en" fo:country="US" officeooo:rsid="002bc1e2"/>
    </style:style>
    <style:style style:name="T82" style:family="text">
      <style:text-properties fo:language="en" fo:country="US" officeooo:rsid="002cc645"/>
    </style:style>
    <style:style style:name="T83" style:family="text">
      <style:text-properties fo:language="en" fo:country="US" officeooo:rsid="002de8fc"/>
    </style:style>
    <style:style style:name="T84" style:family="text">
      <style:text-properties fo:language="en" fo:country="US" officeooo:rsid="002e0301"/>
    </style:style>
    <style:style style:name="T85" style:family="text">
      <style:text-properties fo:language="en" fo:country="US" officeooo:rsid="00c95e5a"/>
    </style:style>
    <style:style style:name="T86" style:family="text">
      <style:text-properties fo:language="en" fo:country="US" officeooo:rsid="00c213f4"/>
    </style:style>
    <style:style style:name="T87" style:family="text">
      <style:text-properties fo:language="en" fo:country="US" officeooo:rsid="00cd91c2"/>
    </style:style>
    <style:style style:name="T88" style:family="text">
      <style:text-properties fo:language="en" fo:country="US" officeooo:rsid="00c8fe6b"/>
    </style:style>
    <style:style style:name="T89" style:family="text">
      <style:text-properties fo:language="en" fo:country="US" officeooo:rsid="0041c694"/>
    </style:style>
    <style:style style:name="T90" style:family="text">
      <style:text-properties fo:language="en" fo:country="US" officeooo:rsid="00283a26"/>
    </style:style>
    <style:style style:name="T91" style:family="text">
      <style:text-properties fo:language="en" fo:country="US" officeooo:rsid="004b0703"/>
    </style:style>
    <style:style style:name="T92" style:family="text">
      <style:text-properties fo:language="en" fo:country="US" officeooo:rsid="002338e3"/>
    </style:style>
    <style:style style:name="T93" style:family="text">
      <style:text-properties fo:language="en" fo:country="US" officeooo:rsid="002a383d"/>
    </style:style>
    <style:style style:name="T94" style:family="text">
      <style:text-properties fo:language="en" fo:country="US" officeooo:rsid="004ea822"/>
    </style:style>
    <style:style style:name="T95" style:family="text">
      <style:text-properties fo:language="en" fo:country="US" officeooo:rsid="002ce629"/>
    </style:style>
    <style:style style:name="T96" style:family="text">
      <style:text-properties fo:language="en" fo:country="US" officeooo:rsid="0045a0d2"/>
    </style:style>
    <style:style style:name="T97" style:family="text">
      <style:text-properties fo:language="en" fo:country="US" officeooo:rsid="01474437"/>
    </style:style>
    <style:style style:name="T98" style:family="text">
      <style:text-properties fo:language="en" fo:country="US" officeooo:rsid="00bf3feb"/>
    </style:style>
    <style:style style:name="T99" style:family="text">
      <style:text-properties fo:language="en" fo:country="US" officeooo:rsid="00483210"/>
    </style:style>
    <style:style style:name="T100" style:family="text">
      <style:text-properties fo:language="en" fo:country="US" officeooo:rsid="00982399"/>
    </style:style>
    <style:style style:name="T101" style:family="text">
      <style:text-properties fo:language="en" fo:country="US" officeooo:rsid="01477b1c"/>
    </style:style>
    <style:style style:name="T102" style:family="text">
      <style:text-properties fo:language="en" fo:country="US" officeooo:rsid="0032ca7a"/>
    </style:style>
    <style:style style:name="T103" style:family="text">
      <style:text-properties style:text-position="super 58%" fo:language="en" fo:country="US" fo:font-style="normal" fo:font-weight="normal" style:font-style-asian="normal" style:font-weight-asian="normal" style:font-style-complex="normal" style:font-weight-complex="normal"/>
    </style:style>
    <style:style style:name="T104" style:family="text">
      <style:text-properties officeooo:rsid="0012db80"/>
    </style:style>
    <style:style style:name="T105" style:family="text">
      <style:text-properties officeooo:rsid="01197359"/>
    </style:style>
    <style:style style:name="T106" style:family="text">
      <style:text-properties officeooo:rsid="0119a6f8"/>
    </style:style>
    <style:style style:name="T107" style:family="text">
      <style:text-properties officeooo:rsid="005cd549"/>
    </style:style>
    <style:style style:name="T108" style:family="text">
      <style:text-properties officeooo:rsid="00149a08"/>
    </style:style>
    <style:style style:name="T109" style:family="text">
      <style:text-properties officeooo:rsid="0016312c"/>
    </style:style>
    <style:style style:name="T110" style:family="text">
      <style:text-properties officeooo:rsid="00166510"/>
    </style:style>
    <style:style style:name="T111" style:family="text">
      <style:text-properties officeooo:rsid="00183bb9"/>
    </style:style>
    <style:style style:name="T112" style:family="text">
      <style:text-properties officeooo:rsid="001bcdf6"/>
    </style:style>
    <style:style style:name="T113" style:family="text">
      <style:text-properties officeooo:rsid="001cf015"/>
    </style:style>
    <style:style style:name="T114" style:family="text">
      <style:text-properties officeooo:rsid="001e2670"/>
    </style:style>
    <style:style style:name="T115" style:family="text">
      <style:text-properties fo:background-color="transparent" loext:char-shading-value="0"/>
    </style:style>
    <style:style style:name="T116" style:family="text">
      <style:text-properties officeooo:rsid="01599fbb" fo:background-color="transparent" loext:char-shading-value="0"/>
    </style:style>
    <style:style style:name="T117" style:family="text">
      <style:text-properties officeooo:rsid="00456eef" fo:background-color="transparent" loext:char-shading-value="0"/>
    </style:style>
    <style:style style:name="T118" style:family="text">
      <style:text-properties officeooo:rsid="00215f3d" fo:background-color="transparent" loext:char-shading-value="0"/>
    </style:style>
    <style:style style:name="T119" style:family="text">
      <style:text-properties style:text-line-through-style="none" style:text-line-through-type="none" fo:background-color="transparent" loext:char-shading-value="0"/>
    </style:style>
    <style:style style:name="T120" style:family="text">
      <style:text-properties style:text-line-through-style="none" style:text-line-through-type="none" officeooo:rsid="0136e716" fo:background-color="transparent" loext:char-shading-value="0"/>
    </style:style>
    <style:style style:name="T121" style:family="text">
      <style:text-properties style:text-line-through-style="none" style:text-line-through-type="none" officeooo:rsid="013a7d3e" fo:background-color="transparent" loext:char-shading-value="0"/>
    </style:style>
    <style:style style:name="T122" style:family="text">
      <style:text-properties style:text-line-through-style="none" style:text-line-through-type="none" officeooo:rsid="00215f3d" fo:background-color="transparent" loext:char-shading-value="0"/>
    </style:style>
    <style:style style:name="T123" style:family="text">
      <style:text-properties style:text-line-through-style="none" style:text-line-through-type="none" officeooo:rsid="0022d9c1" fo:background-color="transparent" loext:char-shading-value="0"/>
    </style:style>
    <style:style style:name="T124" style:family="text">
      <style:text-properties fo:color="#000080" loext:opacity="100%" fo:language="zxx" fo:country="none" fo:font-style="italic" style:text-underline-style="solid" style:text-underline-width="auto" style:text-underline-color="font-color" fo:font-weight="normal" officeooo:rsid="0054893f" style:language-asian="zxx" style:country-asian="none" style:font-style-asian="italic" style:font-weight-asian="normal" style:language-complex="zxx" style:country-complex="none" style:font-style-complex="italic" style:font-weight-complex="normal"/>
    </style:style>
    <style:style style:name="T125" style:family="text">
      <style:text-properties officeooo:rsid="002442f9"/>
    </style:style>
    <style:style style:name="T126" style:family="text">
      <style:text-properties officeooo:rsid="0025dc2e"/>
    </style:style>
    <style:style style:name="T127" style:family="text">
      <style:text-properties officeooo:rsid="00297c70"/>
    </style:style>
    <style:style style:name="T128" style:family="text">
      <style:text-properties officeooo:rsid="002bc1e2"/>
    </style:style>
    <style:style style:name="T129" style:family="text">
      <style:text-properties officeooo:rsid="0106ad07"/>
    </style:style>
    <style:style style:name="T130" style:family="text">
      <style:text-properties officeooo:rsid="006c792d"/>
    </style:style>
    <style:style style:name="T131" style:family="text">
      <style:text-properties officeooo:rsid="002de8fc"/>
    </style:style>
    <style:style style:name="T132" style:family="text">
      <style:text-properties officeooo:rsid="0150decf"/>
    </style:style>
    <style:style style:name="T133" style:family="text">
      <style:text-properties fo:font-weight="bold" officeooo:rsid="00b324f7" style:font-weight-asian="bold" style:font-weight-complex="bold"/>
    </style:style>
    <style:style style:name="T134" style:family="text">
      <style:text-properties fo:font-weight="bold" officeooo:rsid="00a4dd90" style:font-weight-asian="bold" style:font-weight-complex="bold"/>
    </style:style>
    <style:style style:name="T135" style:family="text">
      <style:text-properties fo:font-weight="bold" officeooo:rsid="009f3f90" style:font-weight-asian="bold" style:font-weight-complex="bold"/>
    </style:style>
    <style:style style:name="T136" style:family="text">
      <style:text-properties officeooo:rsid="0111f0b7"/>
    </style:style>
    <style:style style:name="T137" style:family="text">
      <style:text-properties officeooo:rsid="01093358"/>
    </style:style>
    <style:style style:name="T138" style:family="text">
      <style:text-properties officeooo:rsid="01098a49"/>
    </style:style>
    <style:style style:name="T139" style:family="text">
      <style:text-properties officeooo:rsid="010c0e2e"/>
    </style:style>
    <style:style style:name="T140" style:family="text">
      <style:text-properties officeooo:rsid="010ccc10"/>
    </style:style>
    <style:style style:name="T141" style:family="text">
      <style:text-properties officeooo:rsid="002e0301"/>
    </style:style>
    <style:style style:name="T142" style:family="text">
      <style:text-properties fo:font-style="italic" style:font-style-asian="italic" style:font-style-complex="italic"/>
    </style:style>
    <style:style style:name="T143" style:family="text">
      <style:text-properties fo:font-style="italic" officeooo:rsid="004ea822" style:font-style-asian="italic" style:font-style-complex="italic"/>
    </style:style>
    <style:style style:name="T144" style:family="text">
      <style:text-properties fo:font-style="italic" officeooo:rsid="001cdfb9" style:font-style-asian="italic" style:font-style-complex="italic"/>
    </style:style>
    <style:style style:name="T145" style:family="text">
      <style:text-properties fo:font-style="italic" officeooo:rsid="00a4dd90" style:font-style-asian="italic" style:font-style-complex="italic"/>
    </style:style>
    <style:style style:name="T146" style:family="text">
      <style:text-properties fo:font-style="italic" fo:font-weight="bold" officeooo:rsid="009f3f90" style:font-style-asian="italic" style:font-weight-asian="bold" style:font-style-complex="italic" style:font-weight-complex="bold"/>
    </style:style>
    <style:style style:name="T147" style:family="text">
      <style:text-properties fo:font-style="italic" fo:font-weight="bold" officeooo:rsid="00a4dd90" style:font-style-asian="italic" style:font-weight-asian="bold" style:font-style-complex="italic" style:font-weight-complex="bold"/>
    </style:style>
    <style:style style:name="T148" style:family="text">
      <style:text-properties officeooo:rsid="00b7b72c"/>
    </style:style>
    <style:style style:name="T149" style:family="text">
      <style:text-properties officeooo:rsid="00fe0bfe"/>
    </style:style>
    <style:style style:name="T150" style:family="text">
      <style:text-properties officeooo:rsid="0102eae5"/>
    </style:style>
    <style:style style:name="T151" style:family="text">
      <style:text-properties officeooo:rsid="009f3f90"/>
    </style:style>
    <style:style style:name="T152" style:family="text">
      <style:text-properties officeooo:rsid="013b9837"/>
    </style:style>
    <style:style style:name="T153" style:family="text">
      <style:text-properties officeooo:rsid="00c109ca"/>
    </style:style>
    <style:style style:name="T154" style:family="text">
      <style:text-properties officeooo:rsid="006fcf64"/>
    </style:style>
    <style:style style:name="T155" style:family="text">
      <style:text-properties officeooo:rsid="006c149a"/>
    </style:style>
    <style:style style:name="T156" style:family="text">
      <style:text-properties officeooo:rsid="01477b1c"/>
    </style:style>
    <style:style style:name="T157" style:family="text">
      <style:text-properties officeooo:rsid="0010fab0"/>
    </style:style>
    <style:style style:name="T158" style:family="text">
      <style:text-properties officeooo:rsid="00670449"/>
    </style:style>
    <style:style style:name="T159" style:family="text">
      <style:text-properties officeooo:rsid="00456eef"/>
    </style:style>
    <style:style style:name="T160" style:family="text">
      <style:text-properties officeooo:rsid="01474437"/>
    </style:style>
    <style:style style:name="T161" style:family="text">
      <style:text-properties officeooo:rsid="006e1c2c"/>
    </style:style>
    <style:style style:name="T162" style:family="text">
      <style:text-properties officeooo:rsid="004ea822"/>
    </style:style>
    <style:style style:name="T163" style:family="text">
      <style:text-properties officeooo:rsid="0041c694"/>
    </style:style>
    <style:style style:name="T164" style:family="text">
      <style:text-properties officeooo:rsid="002338e3"/>
    </style:style>
    <style:style style:name="T165" style:family="text">
      <style:text-properties officeooo:rsid="003ecf3f"/>
    </style:style>
    <style:style style:name="T166" style:family="text">
      <style:text-properties officeooo:rsid="001cdfb9"/>
    </style:style>
    <style:style style:name="T167" style:family="text">
      <style:text-properties officeooo:rsid="00b3076f"/>
    </style:style>
    <style:style style:name="T168" style:family="text">
      <style:text-properties officeooo:rsid="00a4dd90"/>
    </style:style>
    <style:style style:name="T169" style:family="text">
      <style:text-properties officeooo:rsid="009db598"/>
    </style:style>
    <style:style style:name="T170" style:family="text">
      <style:text-properties officeooo:rsid="010169d0"/>
    </style:style>
    <style:style style:name="T171" style:family="text">
      <style:text-properties officeooo:rsid="00b324f7"/>
    </style:style>
    <style:style style:name="T172" style:family="text">
      <style:text-properties officeooo:rsid="00b5cb77"/>
    </style:style>
    <style:style style:name="T173" style:family="text">
      <style:text-properties officeooo:rsid="00c99d7c"/>
    </style:style>
    <style:style style:name="T174" style:family="text">
      <style:text-properties officeooo:rsid="00300f16"/>
    </style:style>
    <style:style style:name="T175" style:family="text">
      <style:text-properties officeooo:rsid="003134f4"/>
    </style:style>
    <style:style style:name="T176" style:family="text">
      <style:text-properties officeooo:rsid="0032306b"/>
    </style:style>
    <style:style style:name="T177" style:family="text">
      <style:text-properties officeooo:rsid="0033deba"/>
    </style:style>
    <style:style style:name="T178" style:family="text">
      <style:text-properties officeooo:rsid="00364e45"/>
    </style:style>
    <style:style style:name="T179" style:family="text">
      <style:text-properties officeooo:rsid="0037816e"/>
    </style:style>
    <style:style style:name="T180" style:family="text">
      <style:text-properties officeooo:rsid="003b294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Stack overflow when building the relocatable libraries</text:h>
      <text:p text:style-name="Standard">Once built and installed the sql subproject (with relocatable, static-pic and static libraries), it is the turn of postgres and sqlite. <text:span text:style-name="T104">But in these cases the </text:span><text:span text:style-name="T108">b</text:span><text:span text:style-name="T112">inder</text:span><text:span text:style-name="T104"> raises the following </text:span><text:span text:style-name="T108">message</text:span><text:span text:style-name="T104">:</text:span></text:p>
      <text:p text:style-name="Standard"/>
      <text:list xml:id="list2501538486" text:style-name="L1">
        <text:list-header>
          <text:p text:style-name="P75">Build Libraries</text:p>
          <text:p text:style-name="P75"><text:s text:c="3"/>[gprlib] <text:s text:c="6"/>gnatcoll_postgres.lexch</text:p>
          <text:p text:style-name="P75"><text:s text:c="3"/>[bind SAL] <text:s text:c="4"/>gnatcoll_postgres</text:p>
          <text:p text:style-name="P76"/>
          <text:p text:style-name="P75">raised STORAGE_ERROR : stack overflow or erroneous memory access</text:p>
        </text:list-header>
      </text:list>
      <text:p text:style-name="P46"><text:tab/>gprlib: invocation of /opt/GNAT/2021/bin/gnatbind failed</text:p>
      <text:p text:style-name="P46"><text:tab/>gprbuild: could not build library for project gnatcoll_<text:span text:style-name="T104">postgres</text:span></text:p>
      <text:p text:style-name="P46"><text:tab/>make: *** [Makefile:12<text:span text:style-name="T104">3</text:span>: build-relocatable] Error 4</text:p>
      <text:list xml:id="list103629303181166" text:continue-numbering="true" text:style-name="L1">
        <text:list-header>
          <text:p text:style-name="P74"/>
        </text:list-header>
      </text:list>
      <text:p text:style-name="Text_20_body"><text:span text:style-name="T105">Modifying </text:span><text:span text:style-name="T112">to</text:span><text:span text:style-name="T106"> an </text:span><text:span text:style-name="T105">exaggerated degree the process stack size produces the same result.<text:line-break/></text:span><text:span text:style-name="T104">The only way to proceed is to forget relocatable/static-pic libraries and have only the static one.</text:span></text:p>
      <text:p text:style-name="Text_20_body"><text:span text:style-name="T104">So change the</text:span><text:span text:style-name="T107"> </text:span>makefile.setup <text:span text:style-name="T104">to </text:span>ENABLE_SHARED=no.</text:p>
      <text:p text:style-name="Text_20_body"/>
      <text:p text:style-name="Text_20_body">The environment was Linux Xubuntu 22.04, GNAT Community 2021 and Postgresql 13.6.</text:p>
      <text:p text:style-name="Text_20_body"/>
      <text:p text:style-name="P4"><text:span text:style-name="T8">F</text:span><text:span text:style-name="T6">or more explanations, you can read the report </text:span></text:p>
      <text:p text:style-name="P4"><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Calling gnatcoll_all2ada with no “-omit-schema &lt;the-sql-schema&gt;”</text:h>
      <text:p text:style-name="P1">Suppose that the database has a <text:span text:style-name="T109">sql </text:span>schema. If you try gnatcoll_all2ada with no “-omit-schema” then</text:p>
      <text:p text:style-name="P1">lots of</text:p>
      <text:p text:style-name="Text_20_body"><text:span text:style-name="T1"><text:s/><text:tab/>tmp_orm:5047:14: error: child unit allowed only at library leve</text:span><text:span text:style-name="T2">l <text:line-break/> <text:tab/></text:span><text:span text:style-name="T1">tmp_orm:5440:16: error: missing "is" </text:span><text:span text:style-name="T6"><text:line-break/>are issued by gnatchop.</text:span></text:p>
      <text:p text:style-name="Text_20_body"/>
      <text:p text:style-name="Text_20_body">However, if gnatcoll_all2ada is called with such option, all emitted SQL statements in your program will be rejected because the database sql schema is not in the search path of the database search path.</text:p>
      <text:p text:style-name="Text_20_body"/>
      <text:p text:style-name="Text_20_body">The solution is to insert in your program a SQL statement indicating <text:span text:style-name="T125">the</text:span> search path:</text:p>
      <text:p text:style-name="P63"><text:span text:style-name="T7"><text:s/><text:tab/></text:span><text:span text:style-name="T2">Execute (Connection =&gt; DB (Session),<text:line-break/><text:tab/> <text:s text:c="8"/>Query =&gt; "set schema '&lt;the sql-schema&gt;';");</text:span><text:span text:style-name="T7"><text:line-break/></text:span></text:p>
      <text:p text:style-name="P63"><text:span text:style-name="T8">However that should be solved in the generated code, </text:span><text:span text:style-name="T6">not in your program</text:span><text:span text:style-name="T8">.</text:span></text:p>
      <text:p text:style-name="P22"/>
      <text:p text:style-name="P2"><text:span text:style-name="T8">F</text:span><text:span text:style-name="T6">or more explanations, you can read the report </text:span></text:p>
      <text:p text:style-name="P2"><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Loosing information when mapping SQL varchar (n) to Ada unbounded string</text:h>
      <text:p text:style-name="Text_20_body">Even if this is a sensible design solution, it should be noted that the length information is lost. Eventually runtime errors may arise.</text:p>
      <text:p text:style-name="Text_20_body"/>
      <text:p text:style-name="P64">Gnatcoll-db has the length information of the field. Any way to check at compile time?</text:p>
      <text:p text:style-name="Text_20_body"/>
      <text:p text:style-name="P3"><text:span text:style-name="T8">F</text:span><text:span text:style-name="T6">or more explanations, you can read the report </text:span></text:p>
      <text:p text:style-name="P3"><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text:soft-page-break/>gnatcoll_all2ada has enough information to generate better <text:span text:style-name="T112">read</text:span><text:span text:style-name="T126">able</text:span><text:span text:style-name="T112"> </text:span>schema.</text:h>
      <text:p text:style-name="Text_20_body">For example:</text:p>
      <text:p text:style-name="P12"><text:span text:style-name="T126">gnatcoll_all2ada should have some </text:span>parameter<text:span text:style-name="T110">s</text:span> to generate:</text:p>
      <text:list xml:id="list1470040971" text:style-name="L2">
        <text:list-item>
          <text:p text:style-name="P89"><text:span text:style-name="T9">if there is a table or view description </text:span><text:span text:style-name="T18">that </text:span><text:span text:style-name="T9">starts by (&lt;some-name&gt;), the 3</text:span><text:span text:style-name="T103">rd</text:span><text:span text:style-name="T9"> column for tables should be automatically generated as &lt;some-name&gt;</text:span></text:p>
        </text:list-item>
        <text:list-item>
          <text:p text:style-name="P95"><text:span text:style-name="T9">if the name of the table or view ends in “s”, the 3</text:span><text:span text:style-name="T103">rd</text:span><text:span text:style-name="T9"> column should be automatically generated using the name but removing the “s”. However, in some cases the result may not be corrected and should be modified by hand. Think in “currencies”.</text:span></text:p>
        </text:list-item>
        <text:list-item>
          <text:p text:style-name="P95"><text:span text:style-name="T19">To control </text:span><text:span text:style-name="T11">producing comments or not.</text:span></text:p>
        </text:list-item>
        <text:list-item>
          <text:p text:style-name="P96">To align columns. In addition, column alignment should be global to all tables.</text:p>
        </text:list-item>
      </text:list>
      <text:p text:style-name="P16"/>
      <text:p text:style-name="P3"><text:span text:style-name="T8">F</text:span><text:span text:style-name="T6">or more explanations, you can read the report </text:span></text:p>
      <text:p text:style-name="P3"><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gnatcoll-db should include support <text:span text:style-name="T174">for </text:span>more “<text:span text:style-name="T110">financial” </text:span>types</text:h>
      <text:p text:style-name="Text_20_body">Money is numeric(16,2) which is normally insufficient for financial applications (Money is intended for such applications, is it no?). Types T_Numeric_24_8 and T_Numeric_8_4 should be supported. <text:span text:style-name="T174">For example, Forex (foreign currency market) is expressed with at least 6 decimals, many investment funds are also expressed with 6 decimals, etc.</text:span></text:p>
      <text:p text:style-name="P19"/>
      <text:p text:style-name="P5"><text:span text:style-name="T8">F</text:span><text:span text:style-name="T6">or more explanations, you can read the report </text:span></text:p>
      <text:p text:style-name="P5"><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Missing function “-” for Money</text:h>
      <text:p text:style-name="Text_20_body"><text:span text:style-name="T12">The </text:span><text:span text:style-name="T9">function "-" (T : T_Money) return T_Money renames SQL_Impl."-"; </text:span><text:span text:style-name="T13">was</text:span><text:span text:style-name="T9"> missing.</text:span></text:p>
      <text:p text:style-name="P20"/>
      <text:p text:style-name="P32"><text:span text:style-name="T127">F</text:span>or more explanations, you can read the report </text:p>
      <text:p text:style-name="P6"><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Error in <text:span text:style-name="T180">mapp</text:span>ing Smallint</text:h>
      <text:p text:style-name="Text_20_body"><text:span text:style-name="T9">Smallint is </text:span><text:span text:style-name="T14">mapped</text:span><text:span text:style-name="T9"> to </text:span><text:span text:style-name="T20">I</text:span><text:span text:style-name="T9">nteger, it should be </text:span><text:span text:style-name="T14">mapped</text:span><text:span text:style-name="T9"> to Short_Integer instead.</text:span></text:p>
      <text:p text:style-name="P21"/>
      <text:p text:style-name="P6"><text:span text:style-name="T8">F</text:span><text:span text:style-name="T6">or more explanations, you can read the report </text:span></text:p>
      <text:p text:style-name="P6"><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Type Real is unknown to gnatcoll-db</text:h>
      <text:p text:style-name="Text_20_body">For example, Postgresql Real type is IEEE 754 Binary32 with a precision of at least 6 decimals, which is equivalent to Ada Float (also IEEE 754 Binary32).</text:p>
      <text:p text:style-name="P21"/>
      <text:p text:style-name="P6"><text:span text:style-name="T8">F</text:span><text:span text:style-name="T6">or more explanations, you can read the report </text:span></text:p>
      <text:p text:style-name="P6"><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Double Precision is not supported</text:h>
      <text:p text:style-name="Text_20_body">It should be mapped to Ada Long_Float (IEEE 754 Binary64).</text:p>
      <text:p text:style-name="P21"/>
      <text:p text:style-name="P6"><text:span text:style-name="T8">F</text:span><text:span text:style-name="T6">or more explanations, you can read the report </text:span></text:p>
      <text:p text:style-name="P6"><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text:soft-page-break/>Postgresql Interval type has larger range than Ada Duration</text:h>
      <text:p text:style-name="Text_20_body">Really gnatcoll_all2ada produces a unknown type “interval”, supposedly ISO8601, whose range is larger than Ada Duration. <text:span text:style-name="T111">Runtime errors may arise. </text:span><text:span text:style-name="T180">At least indicate that in the documentation.</text:span></text:p>
      <text:p text:style-name="P21"/>
      <text:p text:style-name="P6"><text:span text:style-name="T8">F</text:span><text:span text:style-name="T6">or more explanations, you can read the report </text:span></text:p>
      <text:p text:style-name="P6"><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Generating the schema: numeric qualifiers not honored</text:h>
      <text:p text:style-name="Text_20_body"><text:span text:style-name="T9">Default negative numbers such as -5.0 </text:span><text:span text:style-name="T15">are returned by Postgresql as strings instead of numbers. These strings are qualified by tags such as “::numeric” or “::integer”.</text:span></text:p>
      <text:p text:style-name="Text_20_body"/>
      <text:p text:style-name="Text_20_body">This cause an error in gnatcoll_all2ada.</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Heading_20_1" text:outline-level="1">Generating the schema: remove type cast for default values</text:h>
      <text:p text:style-name="P56">gnatcoll_all2ada generates type cast for default values, which is redundant.</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3">constraint error for Money with default values</text:span></text:h>
      <text:p text:style-name="P56">The constraint error is raised in gnatcoll-sql-inspect.ads. The solution is to move Type_To-SQL to the body.</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3">wrong mapping of “</text:span><text:span text:style-name="T175">t</text:span><text:span text:style-name="T113">imestamp without time zone”</text:span></text:h>
      <text:p text:style-name="P56">As it is mapped to timestamp with time zone.</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3">wrong mapping of “</text:span><text:span text:style-name="T175">t</text:span><text:span text:style-name="T113">imestamp”</text:span></text:h>
      <text:p text:style-name="P56">SQL timestamp is really timestamp without time zone. Instead, it is <text:s/>mapped to timestamp with time zone.</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3">unknown field “</text:span><text:span text:style-name="T175">t</text:span><text:span text:style-name="T113">ime without time zone”</text:span></text:h>
      <text:p text:style-name="P48"><text:span text:style-name="T38">In this case </text:span><text:span text:style-name="T22">gnatcoll db</text:span><text:span text:style-name="T23">2ada</text:span><text:span text:style-name="T6"> </text:span><text:span text:style-name="T38">reports</text:span><text:span text:style-name="T6"> unknown field type </text:span><text:span text:style-name="T21">time without time zone.</text:span></text:p>
      <text:p text:style-name="P18"/>
      <text:p text:style-name="P8"><text:span text:style-name="T8">F</text:span><text:span text:style-name="T6">or more explanations, you can read the report </text:span></text:p>
      <text:p text:style-name="P8"><text:soft-page-break/><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3">unknown field “</text:span><text:span text:style-name="T175">t</text:span><text:span text:style-name="T113">ime with time zone”</text:span></text:h>
      <text:p text:style-name="P51">In this case <text:span text:style-name="T22">gnatcoll db</text:span><text:span text:style-name="T23">2ada</text:span><text:span text:style-name="T6"> reports unknown field type </text:span><text:span text:style-name="T21">time without time zone.</text:span></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4">unknown field “</text:span><text:span text:style-name="T175">t</text:span><text:span text:style-name="T114">ime”</text:span></text:h>
      <text:p text:style-name="P51">In this case <text:span text:style-name="T22">gnatcoll db</text:span><text:span text:style-name="T23">2ada</text:span><text:span text:style-name="T6"> reports again unknown field type </text:span><text:span text:style-name="T21">time without time zone.</text:span></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6" text:outline-level="1">Generating the schema: <text:span text:style-name="T114">error when mapping “Timestamp”, “Time” and “Interval” with a precision </text:span><text:span text:style-name="T175">(see Postgresql documentation)</text:span></text:h>
      <text:p text:style-name="P51">In these cases <text:span text:style-name="T22">gnatcoll db</text:span><text:span text:style-name="T23">2ada</text:span><text:span text:style-name="T6"> reports again unknown field types.</text:span></text:p>
      <text:p text:style-name="P18"/>
      <text:p text:style-name="P8"><text:span text:style-name="T8">F</text:span><text:span text:style-name="T6">or more explanations, you can read the report </text:span></text:p>
      <text:p text:style-name="P8"><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7" text:outline-level="1"><text:span text:style-name="T6">Generatin</text:span><text:span text:style-name="T38">g the schema: index information not extracted from the database</text:span></text:h>
      <text:p text:style-name="P50"><text:span text:style-name="T17">I</text:span><text:span text:style-name="T9">ndex information is not extracted from the database, therefore no index lines are produced in the schema.</text:span></text:p>
      <text:p text:style-name="P13"/>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7" text:outline-level="1"><text:span text:style-name="T6">Generatin</text:span><text:span text:style-name="T38">g the schema: Database field order is not honored in the generated schema</text:span></text:h>
      <text:p text:style-name="P45"><text:span text:style-name="T176">Given that</text:span> fields are alphabetically classified <text:span text:style-name="T176">by gnatcoll_all2ada</text:span>.</text:p>
      <text:p text:style-name="P45"/>
      <text:p text:style-name="P45">We must assume that the order of fields in the Database is defined by the Database Designer and such order must not be changed.</text:p>
      <text:p text:style-name="P24"/>
      <text:p text:style-name="P52"><text:span text:style-name="T39">It is in gnatcoll-sql-postgres-builde</text:span><text:span text:style-name="T40">r</text:span><text:span text:style-name="T39">.adb procedure For_Each_Field having the clause “ ORDER BY pg_attribute.attname”. </text:span><text:span text:style-name="T38">Please comment it out.</text:span></text:p>
      <text:p text:style-name="P2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7" text:outline-level="1"><text:span text:style-name="T6">Generatin</text:span><text:span text:style-name="T38">g the schema: inconsistency in field names (upper-lower case)</text:span></text:h>
      <text:p text:style-name="P51"><text:span text:style-name="T6">Some fields (Integer, Float, Money, Text, Character, perhaps others) are mapped to entities starting with lower case initials (</text:span><text:span text:style-name="T41">smallint, bigint, double precision, real, numeric, timestamp with time zone, data, interval, boolean).</text:span></text:p>
      <text:p text:style-name="P14"/>
      <text:p text:style-name="P48"><text:span text:style-name="T17">F</text:span><text:span text:style-name="T16">or more explanations, you can read the report </text:span></text:p>
      <text:p text:style-name="P9"><text:soft-page-break/><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7" text:outline-level="1"><text:span text:style-name="T6">Generatin</text:span><text:span text:style-name="T38">g </text:span><text:span text:style-name="T42">Ada for compound foreign keys</text:span></text:h>
      <text:p text:style-name="P57"><text:span text:style-name="T41">C</text:span><text:span text:style-name="T6">ompound foreign keys are not fully processed by File_IO.Read_Schema in gnatcoll-sql-inspect.adb, emitting multiple messages such as</text:span></text:p>
      <text:p text:style-name="P47"/>
      <text:p text:style-name="P23"><text:span text:style-name="T3">Invalid foreign key: </text:span><text:span text:style-name="T4">some_</text:span><text:span text:style-name="T3">table.</text:span><text:span text:style-name="T4">some_</text:span><text:span text:style-name="T3">f</text:span><text:span text:style-name="T5">ield</text:span><text:span text:style-name="T3"> references an invalid table or field</text:span></text:p>
      <text:p text:style-name="P1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8" text:outline-level="1"><text:span text:style-name="T6">Generatin</text:span><text:span text:style-name="T38">g </text:span><text:span text:style-name="T42">Ada</text:span><text:span text:style-name="T41"> </text:span><text:span text:style-name="T42">for “timestamp with/without time zone” and </text:span><text:span text:style-name="T102">for “</text:span><text:span text:style-name="T42">timestamp”</text:span></text:h>
      <text:p text:style-name="P43">They are mapped to Ada Calendar Time, obtained in GNAT from the Operating System, which already included the time zone. The generate code does not deal with time zones. Also note that SQL ranges are larger than GNAT Time range (reported in a previous issue).</text:p>
      <text:p text:style-name="P1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8" text:outline-level="1"><text:span text:style-name="T6">Generatin</text:span><text:span text:style-name="T38">g </text:span><text:span text:style-name="T42">Ada</text:span><text:span text:style-name="T41">: </text:span><text:span text:style-name="T43">wrong numeric initialization in dborm.py</text:span></text:h>
      <text:p text:style-name="P39">All numeric types are initialized to -1, really they should be initialized to ‘First.</text:p>
      <text:p text:style-name="P1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8" text:outline-level="1"><text:span text:style-name="T6">Generatin</text:span><text:span text:style-name="T38">g </text:span><text:span text:style-name="T42">Ada</text:span><text:span text:style-name="T41">: </text:span><text:span text:style-name="T43">constraint error for values of type Money</text:span></text:h>
      <text:p text:style-name="P39">These values are returned by Postgresql as “35,6 €” or as “$35.6”, for example, which causes a constraint error in the generated ORM. The currency symbol should be cleaned when converting to T_Money (are least for the most used currencies).</text:p>
      <text:p text:style-name="P1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8" text:outline-level="1"><text:span text:style-name="T6">Generatin</text:span><text:span text:style-name="T38">g </text:span><text:span text:style-name="T42">Ada</text:span><text:span text:style-name="T41">: </text:span><text:span text:style-name="T43">Views with primary keys </text:span><text:span text:style-name="T45">and with foreign keys</text:span></text:h>
      <text:p text:style-name="P40">Views cannot have primary keys, an error should be reported.</text:p>
      <text:p text:style-name="P44"/>
      <text:p text:style-name="P44">Views with foreign keys must be reported also as errors.</text:p>
      <text:p text:style-name="P14"/>
      <text:p text:style-name="P48"><text:span text:style-name="T17">F</text:span><text:span text:style-name="T16">or more explanations, you can read the report </text:span></text:p>
      <text:p text:style-name="P9"><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pan text:style-name="T6">Generatin</text:span><text:span text:style-name="T38">g </text:span><text:span text:style-name="T42">Ada</text:span><text:span text:style-name="T41">: </text:span><text:span text:style-name="T44">updating all fields of a table</text:span></text:h>
      <text:p text:style-name="P41">The generated code contains procedures to update fields of a table, one by one. It <text:span text:style-name="T128">is</text:span> convenient to have a procedure to update all fields at once.</text:p>
      <text:p text:style-name="P15"/>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oft-page-break/><text:span text:style-name="T6">Generatin</text:span><text:span text:style-name="T38">g </text:span><text:span text:style-name="T42">Ada</text:span><text:span text:style-name="T41">: </text:span><text:span text:style-name="T44">Missing procedure to </text:span><text:span text:style-name="T81">define</text:span><text:span text:style-name="T44"> a primary key</text:span></text:h>
      <text:p text:style-name="P41">Note that not all primary keys are autoincrement, so for tables with primary keys that are not autoincrement, there is not way to define a new row, as it is nor possible to assign a value to the primary key field.</text:p>
      <text:p text:style-name="P58"/>
      <text:p text:style-name="P58">The solution is that<text:span text:style-name="T128"> the</text:span> function<text:span text:style-name="T128">s</text:span> New_&lt;object&gt; include parameters for the primary key fields. That implies modifications to dborm.py, which is in python, a surprise as this is Ada generating Ada. In the indicated github path an <text:span text:style-name="T128">full </text:span>Ada solution is included, replacing the python module.</text:p>
      <text:p text:style-name="P58"/>
      <text:p text:style-name="P58">The documentation is also misleading. It is indicated that it is highly recommended to set a primary key on all tables, also recommending using integers for such primary keys for efficiency reasons (i. e. autoincrement). This is not an accurate description: it must say that tables having non-autoincrement primary keys cannot be expanded <text:span text:style-name="T128">(using gnatcoll-db) </text:span>with new rows as the generate<text:span text:style-name="T177">d</text:span> Ada code do not include routines to define new row<text:span text:style-name="T177">s</text:span> in these cases.</text:p>
      <text:p text:style-name="P15"/>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pan text:style-name="T6">Generatin</text:span><text:span text:style-name="T38">g </text:span><text:span text:style-name="T42">Ada</text:span><text:span text:style-name="T41">: </text:span><text:span text:style-name="T45">updating views</text:span></text:h>
      <text:p text:style-name="Text_20_body"><text:span text:style-name="T115">Originally, </text:span><text:span text:style-name="T116">SQL</text:span><text:span text:style-name="T115"> views were intended to be read-only combination of tables, however some DMBSs support updating views under limiting conditions (by automatically defining triggers to update the involved tables).</text:span></text:p>
      <text:p text:style-name="P62"/>
      <text:p text:style-name="Text_20_body"><text:span text:style-name="T115">That is beyond </text:span><text:span text:style-name="T117">gnatcoll_</text:span><text:span text:style-name="T115">all2ada, therefore a new option </text:span><text:span text:style-name="T118">must be</text:span><text:span text:style-name="T115"> defined for </text:span><text:span text:style-name="T117">gnatcoll_</text:span><text:span text:style-name="T115">all2ada: -updatable-views, </text:span><text:span text:style-name="T118">for example</text:span><text:span text:style-name="T119">, default false. In this case, no routines to update</text:span><text:span text:style-name="T120"> </text:span><text:span text:style-name="T123">views </text:span><text:span text:style-name="T122">shall be</text:span><text:span text:style-name="T119"> generated </text:span><text:span text:style-name="T121">in the</text:span><text:span text:style-name="T119"> ORM code.</text:span></text:p>
      <text:p text:style-name="P61"/>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pan text:style-name="T46">Autoincrement Fields</text:span><text:span text:style-name="T41"> </text:span><text:span text:style-name="T46">for Postgresql</text:span></text:h>
      <text:p text:style-name="P53"><text:bookmark-start text:name="__RefNumPara__3979_2944155460"/><text:span text:style-name="T25">A</text:span><text:span text:style-name="T24">utoincrement</text:span><text:span text:style-name="T6"> fields (in Postgresql </text:span><text:span text:style-name="T47">terminology </text:span><text:span text:style-name="T24">smallserial, serial or bigserial</text:span><text:span text:style-name="T6">) </text:span><text:span text:style-name="T48">are </text:span><text:span text:style-name="T82">mapped</text:span><text:span text:style-name="T49"> in the schema </text:span><text:span text:style-name="T48">correctly to </text:span><text:span text:style-name="T26">smallint, integer and bigint</text:span><text:span text:style-name="T48">. If some of these fields is primary key, </text:span><text:span text:style-name="T50">it is </text:span><text:span text:style-name="T51">also </text:span><text:span text:style-name="T50">correctly marked.</text:span><text:bookmark-end text:name="__RefNumPara__3979_2944155460"/></text:p>
      <text:p text:style-name="P25"/>
      <text:p text:style-name="P53"><text:span text:style-name="T51">But when extracting the information from the Postgresql database, </text:span><text:span text:style-name="T52">the autoincrement property is not marked </text:span><text:span text:style-name="T53">at all </text:span><text:span text:style-name="T54">in the generated schema</text:span><text:span text:style-name="T53">.</text:span><text:span text:style-name="T55"> </text:span></text:p>
      <text:p text:style-name="P33"/>
      <text:p text:style-name="P53"><text:span text:style-name="T59">This situation must be corrected, </text:span><text:span text:style-name="T60">for example </text:span><text:span text:style-name="T59">by </text:span><text:span text:style-name="T56">includ</text:span><text:span text:style-name="T59">ing</text:span><text:span text:style-name="T56"> a new field </text:span><text:span text:style-name="T60">property </text:span><text:span text:style-name="T56">(named Serial) and then set it depending upon the information returned by Postgresql. Obviously the function “</text:span><text:span text:style-name="T32">is_</text:span><text:span text:style-name="T33">a</text:span><text:span text:style-name="T32">utoincrement”</text:span><text:span text:style-name="T56"> has </text:span><text:span text:style-name="T59">to be </text:span><text:span text:style-name="T56">modified. </text:span><text:span text:style-name="T57">The p</text:span><text:span text:style-name="T58">y</text:span><text:span text:style-name="T57">thon module dborm.py has </text:span><text:span text:style-name="T59">to be </text:span><text:span text:style-name="T57">modified </text:span><text:span text:style-name="T58">too</text:span><text:span text:style-name="T57">, admitting now in the third column the key “PK,SERIAL” for </text:span><text:span text:style-name="T34">smallint, integer and bigint.</text:span></text:p>
      <text:p text:style-name="P17"/>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oft-page-break/><text:span text:style-name="T6">Generatin</text:span><text:span text:style-name="T38">g </text:span><text:span text:style-name="T42">Ada</text:span><text:span text:style-name="T41">: </text:span><text:span text:style-name="T46">Autoincrement Fields for sqlite</text:span></text:h>
      <text:p text:style-name="P54"><text:span text:style-name="T35">A</text:span><text:span text:style-name="T36">utoincrement</text:span><text:span text:style-name="T61"> fields in sqlite are implemented as 64-bit signed integer </text:span><text:span text:style-name="T62">(see </text:span><text:span text:style-name="T124">https://www.sqlite.org/autoinc.html</text:span><text:span text:style-name="T6">)</text:span><text:span text:style-name="T62"> </text:span><text:span text:style-name="T61">and automatically are primary keys (different from Postgresql where autoincrement fields are not automatically primary key).</text:span></text:p>
      <text:p text:style-name="P26"/>
      <text:p text:style-name="P54"><text:span text:style-name="T63">They are </text:span><text:span text:style-name="T73">mapped</text:span><text:span text:style-name="T63"> in the schema </text:span><text:span text:style-name="T73">to</text:span><text:span text:style-name="T63"> Integer Autoincrement Primary Key </text:span><text:span text:style-name="T64">(see gnatcoll-sql-sqlite-builder.adb around line 1155)</text:span><text:span text:style-name="T63">, which is correct.</text:span></text:p>
      <text:p text:style-name="P25"/>
      <text:p text:style-name="P54"><text:span text:style-name="T65">However they are mapped </text:span><text:span text:style-name="T66">later </text:span><text:span text:style-name="T65">to Ada Integer instead of Ada </text:span><text:span text:style-name="T67">Long_</text:span><text:span text:style-name="T65">Long_Integer</text:span><text:span text:style-name="T68">. </text:span><text:span text:style-name="T69">Also in gantcoll-sql-inspec.ads, </text:span><text:span text:style-name="T70">this has to be </text:span><text:span text:style-name="T69">changed </text:span><text:span text:style-name="T79">having </text:span><text:span text:style-name="T69">its Field_Mapping</text:span><text:span text:style-name="T68"> </text:span><text:span text:style-name="T79">changed </text:span><text:span text:style-name="T69">to SQL_Field_Bigint.</text:span></text:p>
      <text:p text:style-name="P27"/>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pan text:style-name="T6">Generatin</text:span><text:span text:style-name="T38">g </text:span><text:span text:style-name="T42">Ada</text:span><text:span text:style-name="T41">: </text:span><text:span text:style-name="T80">routine “from_cache”</text:span></text:h>
      <text:p text:style-name="P55"><text:span text:style-name="T71">dborm.py generates a routine “</text:span><text:span text:style-name="T37">from_cache</text:span><text:span text:style-name="T71">” only for table</text:span><text:span text:style-name="T72">s</text:span><text:span text:style-name="T71"> with just one PK and integer. This situation must be modified to contemplate the case of just one PK but now smallint, integer, bigint.</text:span></text:p>
      <text:p text:style-name="P28"/>
      <text:p text:style-name="P29">Note that gnatcoll-sql-sessions is also affected, in particular the cache part. Even sqlite autoincrement are PKs but with 64 bits, so the actual implementation has this error: change Integer to Long_Long_Integer.</text:p>
      <text:p text:style-name="P38"/>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69" text:outline-level="1"><text:span text:style-name="T6">Generatin</text:span><text:span text:style-name="T38">g </text:span><text:span text:style-name="T42">Ada</text:span><text:span text:style-name="T41">: </text:span><text:span text:style-name="T80">supporting multiple Foreign Keys </text:span><text:span text:style-name="T83">(1)</text:span></text:h>
      <text:p text:style-name="P35">Even if the documentation contains information on the “FK:” lines for multiple foreign keys <text:span text:style-name="T129">(implying tables with multiple PKs)</text:span>, both <text:s/><text:span text:style-name="T130">gnatcoll-sql-inspect.adb </text:span>and dborm.py fails in some way in these cases.</text:p>
      <text:p text:style-name="P35"/>
      <text:p text:style-name="P34"><text:span text:style-name="T130">gnatcoll-sql-inspect.ad</text:span><text:span text:style-name="T129">b reads from the SQL database and correctly builds the internal schema. But the final step is to check orphan Fks. </text:span><text:span text:style-name="T178">This last</text:span><text:span text:style-name="T129"> test fails because the function Get_PK for a table with multiple Pks returns No_Fields.</text:span></text:p>
      <text:p text:style-name="P34"/>
      <text:p text:style-name="P42">The solution is to purge such orphan FKDs. </text:p>
      <text:p text:style-name="P35"/>
      <text:p text:style-name="P49"><text:span text:style-name="T17">F</text:span><text:span text:style-name="T16">or more explanations, you can read the report </text:span></text:p>
      <text:p text:style-name="P7"><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0" text:outline-level="1"><text:span text:style-name="T6">Generatin</text:span><text:span text:style-name="T38">g </text:span><text:span text:style-name="T42">Ada</text:span><text:span text:style-name="T41">: </text:span><text:span text:style-name="T80">supporting multiple Foreign Keys </text:span><text:span text:style-name="T83">(2)</text:span></text:h>
      <text:p text:style-name="P35">Even if the documentation contains information on the “FK:” lines for multiple foreign keys <text:span text:style-name="T129">(implying tables with multiple PKs)</text:span>, both <text:s/><text:span text:style-name="T130">gnatcoll-sql-inspect.adb </text:span>and dborm.py fails in some way in these cases.</text:p>
      <text:p text:style-name="P35"/>
      <text:p text:style-name="P30"><text:span text:style-name="T129">T</text:span>he reverse relation is not translated from the individual Fks to the multiple “FK:”</text:p>
      <text:p text:style-name="P35"/>
      <text:p text:style-name="P59"><text:span text:style-name="T17">F</text:span><text:span text:style-name="T16">or more explanations, you can read the report </text:span></text:p>
      <text:p text:style-name="P10"><text:soft-page-break/><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0" text:outline-level="1"><text:span text:style-name="T6">Generatin</text:span><text:span text:style-name="T38">g </text:span><text:span text:style-name="T42">Ada</text:span><text:span text:style-name="T41">: </text:span><text:span text:style-name="T80">supporting multiple Foreign Keys </text:span><text:span text:style-name="T83">(3)</text:span></text:h>
      <text:p text:style-name="P35">Even if the documentation contains information on the “FK:” lines for multiple foreign keys <text:span text:style-name="T129">(implying tables with multiple PKs)</text:span>, both <text:s/><text:span text:style-name="T130">gnatcoll-sql-inspect.adb </text:span>and dborm.py fails in some way in these cases.</text:p>
      <text:p text:style-name="P35"/>
      <text:p text:style-name="P30"><text:span text:style-name="T132">d</text:span>borm.py generates procedures for the reverse relation. In case of multiple Fks, there is a name conflict as the reverse relation name is the same for all Fks. The solution <text:span text:style-name="T131">should be</text:span> to postfix these routines with the individual FK name.</text:p>
      <text:p text:style-name="P30"/>
      <text:p text:style-name="P30"><text:span text:style-name="T131">This solution has been implemented in the proposed replacement of dborm.py in </text:span>the new Ada package.</text:p>
      <text:p text:style-name="P35"/>
      <text:p text:style-name="P59"><text:span text:style-name="T17">F</text:span><text:span text:style-name="T16">or more explanations, you can read the report </text:span></text:p>
      <text:p text:style-name="P10"><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0" text:outline-level="1"><text:span text:style-name="T6">Generatin</text:span><text:span text:style-name="T38">g </text:span><text:span text:style-name="T42">Ada</text:span><text:span text:style-name="T41">: </text:span><text:span text:style-name="T80">supporting multiple Foreign Keys </text:span><text:span text:style-name="T83">(4)</text:span></text:h>
      <text:p text:style-name="P35">Even if the documentation contains information on the “FK:” lines for multiple foreign keys <text:span text:style-name="T129">(implying tables with multiple PKs)</text:span>, both <text:s/><text:span text:style-name="T130">gnatcoll-sql-inspect.adb </text:span>and dborm.py fails in some way in these cases.</text:p>
      <text:p text:style-name="P35"/>
      <text:p text:style-name="P30">In some obscure cases it seems that dborm.py assumes tables with just one PK. A comprehensive review is recommended. <text:span text:style-name="T136">Or better, </text:span><text:span text:style-name="T131">replace dborm.py by the proposed Ada module</text:span><text:span text:style-name="T136">.</text:span></text:p>
      <text:p text:style-name="P30"/>
      <text:p text:style-name="P30"><text:span text:style-name="T137">For example, dborm.py still complains on multiple Fks, cannot see the effect. </text:span><text:span text:style-name="T138">In other cases there is a mismatch between parameters (see the generated code for functions of reverse relations in case of multiple Fks). </text:span><text:span text:style-name="T139">In other cases, dborm.py changes second, etc. PK to the first PK (because it assumes it is the only one PK). </text:span><text:span text:style-name="T136">I</text:span><text:span text:style-name="T140">t has been </text:span><text:span text:style-name="T136">also </text:span><text:span text:style-name="T140">detected that even it changes the data type of some FK. </text:span></text:p>
      <text:p text:style-name="P35"/>
      <text:p text:style-name="P59"><text:span text:style-name="T17">F</text:span><text:span text:style-name="T16">or more explanations, you can read the report </text:span></text:p>
      <text:p text:style-name="P10"><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1" text:outline-level="1"><text:span text:style-name="T6">Generatin</text:span><text:span text:style-name="T38">g </text:span><text:span text:style-name="T42">Ada</text:span><text:span text:style-name="T41">: </text:span><text:span text:style-name="T80">supporting multiple Foreign Keys </text:span><text:span text:style-name="T83">(</text:span><text:span text:style-name="T84">5</text:span><text:span text:style-name="T83">)</text:span></text:h>
      <text:p text:style-name="P37">Even if the documentation contains information on the “FK:” lines for multiple foreign keys <text:span text:style-name="T129">(implying tables with multiple PKs)</text:span>, both <text:s/><text:span text:style-name="T130">gnatcoll-sql-inspect.adb </text:span>and dborm.py fails in some way in these cases.</text:p>
      <text:p text:style-name="P37"/>
      <text:p text:style-name="P31">dborm.py generates procedures named <text:span text:style-name="T142">Set_&lt;Pointed_Table_Name&gt;</text:span> to modify the FK(s) of a detached object using the values of a pointed detached object or table. Once the values are recorded, it generates also <text:span text:style-name="T142">Self.Set_Modified (n)</text:span> to know later (if the modification is committed) which field was modified, using n as the field order.</text:p>
      <text:p text:style-name="P31"/>
      <text:p text:style-name="P31">But in the case of multiple Fks, only the last field number in the multiple FK is issued, missing the others.</text:p>
      <text:p text:style-name="P37"/>
      <text:p text:style-name="P60"><text:span text:style-name="T17">F</text:span><text:span text:style-name="T16">or more explanations, you can read the report </text:span></text:p>
      <text:p text:style-name="P11"><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2" text:outline-level="1"><text:soft-page-break/><text:span text:style-name="T6">Proposed </text:span><text:span text:style-name="T83">I</text:span><text:span text:style-name="T6">mprovements to gnat-sql-inspect</text:span></text:h>
      <text:list xml:id="list996066523" text:style-name="L3">
        <text:list-item>
          <text:p text:style-name="P90"><text:span text:style-name="T74">T</text:span><text:span text:style-name="T75">here should </text:span><text:span text:style-name="T76">exist</text:span><text:span text:style-name="T75"> a function returning if a field is Autoincrement or not. </text:span></text:p>
        </text:list-item>
        <text:list-item>
          <text:p text:style-name="P91"><text:span text:style-name="T74">T</text:span><text:span text:style-name="T77">here should be a function returning the reverse relation (if applicable, otherwise return </text:span><text:span text:style-name="T78">the empty string</text:span><text:span text:style-name="T77">). </text:span></text:p>
        </text:list-item>
        <text:list-item>
          <text:p text:style-name="P92"><text:span text:style-name="T85">T</text:span><text:span text:style-name="T6">here should exist a boolean function returning is a field is a foreign key (now there exists a function returning the referenced field or no_field). </text:span></text:p>
        </text:list-item>
        <text:list-item>
          <text:p text:style-name="P93"><text:span text:style-name="T86">F</text:span><text:span text:style-name="T6">or_Each_Table has a parameter to select alphabetic or as </text:span><text:span text:style-name="T87">the order </text:span><text:span text:style-name="T6">reported by </text:span><text:span text:style-name="T87">the corresponding </text:span><text:span text:style-name="T6">schema. However this f</text:span><text:span text:style-name="T88">eature</text:span><text:span text:style-name="T6"> </text:span><text:span text:style-name="T88">is not</text:span><text:span text:style-name="T6"> available for </text:span><text:span text:style-name="T88">the procedure </text:span><text:span text:style-name="T6">For_Each_Field.</text:span></text:p>
        </text:list-item>
        <text:list-item>
          <text:p text:style-name="P77">There should exist a procedure similar to For_Each_FK but for primary keys of a table.</text:p>
        </text:list-item>
        <text:list-item>
          <text:p text:style-name="P78"><text:bookmark-start text:name="__RefNumPara__1753_2837530449"/>Using &lt;table&gt;.Get_PK is misleading as there is not difference between no PK and several Pks <text:span text:style-name="T149">and also if the table inherits of a</text:span><text:span text:style-name="T150">n</text:span><text:span text:style-name="T149"> abstract table and the PK belongs to it, No_Field is returned too in this case.</text:span><text:bookmark-end text:name="__RefNumPara__1753_2837530449"/></text:p>
        </text:list-item>
        <text:list-item>
          <text:p text:style-name="P79">Using &lt;field&gt;.Id is also misleading. The comment indicates that it is a unique number within a table, however if the table inherits of an abstract table, numbers will repeat.</text:p>
        </text:list-item>
        <text:list-item>
          <text:p text:style-name="P80">Gnatcoll-sql-inspect always initializes table.row_<text:span text:style-name="T151">name</text:span> to table.name, even if table.row_<text:span text:style-name="T151">name</text:span> was <text:span text:style-name="T151">given </text:span><text:span text:style-name="T179">in </text:span>the <text:span text:style-name="T151">generated </text:span>schema.</text:p>
        </text:list-item>
        <text:list-item>
          <text:p text:style-name="P81"><text:span text:style-name="T148">T</text:span>here should be routines to insert synthetic Tables and Fields, marked adequately.</text:p>
        </text:list-item>
      </text:list>
      <text:p text:style-name="P37"/>
      <text:p text:style-name="P60"><text:span text:style-name="T17">F</text:span><text:span text:style-name="T16">or more explanations, you can read the report </text:span></text:p>
      <text:p text:style-name="P11"><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2" text:outline-level="1"><text:span text:style-name="T6">Proposed </text:span><text:span text:style-name="T83">I</text:span><text:span text:style-name="T6">mprovements to the documentation</text:span></text:h>
      <text:list xml:id="list563036144" text:style-name="L4">
        <text:list-item>
          <text:p text:style-name="P82">In general, the documentation should be reviewed by a person not involved in the development of gnatcoll-db, to identify points not totally clear.</text:p>
        </text:list-item>
        <text:list-item>
          <text:p text:style-name="P83">It is indicated that the generated schema contains the information to generate a database in a <text:span text:style-name="T152">R</text:span>DBMS. Too strong statement as some information is not included (for example, how views are defined, length of varying string, possibly more).</text:p>
        </text:list-item>
        <text:list-item>
          <text:p text:style-name="P84"><text:span text:style-name="T153">The documentation shall indicate that </text:span>Table definitions shall be separate<text:span text:style-name="T154">d</text:span> by a blank line at least <text:span text:style-name="T155">(if the schema is modified by hand).</text:span></text:p>
        </text:list-item>
        <text:list-item>
          <text:p text:style-name="P85">The documentation shall indicate that FK statements in the generated schema shall not contain blanks between the foreign table and the optional reverse relation.</text:p>
        </text:list-item>
        <text:list-item>
          <text:p text:style-name="P86">The documentation separates F<text:span text:style-name="T156">K</text:span>s by comma in the case of “FK:” clause, <text:span text:style-name="T141">they </text:span>should be separated by spaces.</text:p>
        </text:list-item>
        <text:list-item>
          <text:p text:style-name="P82"><text:span text:style-name="T157">T</text:span>he database should be in 3NF. Otherwise, name conflicts may appear <text:span text:style-name="T157">in the generated code.</text:span></text:p>
        </text:list-item>
        <text:list-item>
          <text:p text:style-name="P82">When modifying the <text:span text:style-name="T158">generated </text:span>schema by hand, avoid to repeat names within a table (2nd and 3rd columns<text:span text:style-name="T157">)</text:span> with fields <text:span text:style-name="T157">in the same table.</text:span></text:p>
        </text:list-item>
        <text:list-item>
          <text:p text:style-name="P94"><text:span text:style-name="T27">F</text:span><text:span text:style-name="T24">loat</text:span><text:span text:style-name="T6"> is </text:span><text:span text:style-name="T89">seen </text:span><text:span text:style-name="T90">by Postgresql </text:span><text:span text:style-name="T91">as</text:span><text:span text:style-name="T6"> </text:span><text:span text:style-name="T24">double precision</text:span><text:span text:style-name="T92">, </text:span><text:span text:style-name="T90">so it is necessary to use </text:span><text:span text:style-name="T28">Float(24)</text:span><text:span text:style-name="T90"> </text:span><text:span text:style-name="T22">in Postgresql </text:span><text:span text:style-name="T93">to obtain the equivalent Ada Float. </text:span><text:span text:style-name="T94">However</text:span><text:span text:style-name="T95"> </text:span><text:span text:style-name="T29">Float(24)</text:span><text:span text:style-name="T95"> is unknown in the translation </text:span><text:span text:style-name="T96">by </text:span><text:span text:style-name="T22">gnatcoll_</text:span><text:span text:style-name="T97">all</text:span><text:span text:style-name="T98">2ada</text:span><text:span text:style-name="T95">. </text:span><text:span text:style-name="T94">Instead of Float, you should </text:span><text:span text:style-name="T99">use</text:span><text:span text:style-name="T22"> </text:span><text:span text:style-name="T94">explicit </text:span><text:span text:style-name="T30">Double Precision</text:span><text:span text:style-name="T22"> in Postgresql </text:span><text:span text:style-name="T100">and use </text:span><text:span text:style-name="T31">Real</text:span><text:span text:style-name="T100"> to obtain the Ada Float type. </text:span><text:span text:style-name="T101">Indicate that in the documentation.</text:span></text:p>
        </text:list-item>
        <text:list-item>
          <text:p text:style-name="P88"><text:span text:style-name="T142">Numeric</text:span> is translated to <text:span text:style-name="T142">Float</text:span> <text:span text:style-name="T159">by gnatcoll_</text:span><text:span text:style-name="T160">all</text:span><text:span text:style-name="T161">2ada </text:span>. <text:span text:style-name="T162">Instead of </text:span><text:span text:style-name="T143">Numeric</text:span><text:span text:style-name="T162">, you should u</text:span><text:span text:style-name="T163">se </text:span><text:span text:style-name="T164">some </text:span><text:span text:style-name="T165">available </text:span><text:span text:style-name="T164">fixed point type </text:span><text:span text:style-name="T163">in the extracted schema</text:span><text:span text:style-name="T164">. </text:span><text:span text:style-name="T156">Indicate that in the documentation.</text:span></text:p>
        </text:list-item>
        <text:list-item>
          <text:p text:style-name="P82"><text:span text:style-name="T144">Decimal</text:span><text:span text:style-name="T166"> is translated to </text:span><text:span text:style-name="T144">Float</text:span><text:span text:style-name="T166"> </text:span><text:span text:style-name="T159">by gnatcoll_</text:span><text:span text:style-name="T160">all</text:span><text:span text:style-name="T161">2ada </text:span><text:span text:style-name="T166">. </text:span><text:span text:style-name="T162">Instead of </text:span><text:span text:style-name="T143">Decimal</text:span><text:span text:style-name="T162">, you should u</text:span><text:span text:style-name="T163">se </text:span><text:span text:style-name="T164">some </text:span><text:span text:style-name="T165">available </text:span><text:span text:style-name="T164">fixed point type </text:span><text:span text:style-name="T163">in the extracted schema</text:span><text:span text:style-name="T164">. </text:span><text:span text:style-name="T156">Indicate that in the documentation.</text:span></text:p>
        </text:list-item>
        <text:list-item>
          <text:p text:style-name="P87">The documentation should indicate that the generated schema must not be modified by hand at least in the following cases:<text:line-break/><text:span text:style-name="T167">Case of Postgresql: i</text:span><text:span text:style-name="T168">f the </text:span><text:span text:style-name="T169">generated </text:span><text:span text:style-name="T168">schema is modified </text:span><text:span text:style-name="T151">by hand </text:span><text:span text:style-name="T168">and a field is set as </text:span><text:span text:style-name="T170">AUTOINCREMENT</text:span><text:span text:style-name="T168">, it is always mapped to Ada </text:span><text:span text:style-name="T151">I</text:span><text:span text:style-name="T168">nteger. </text:span><text:span text:style-name="T134">But the Postgresql database may </text:span><text:soft-page-break/><text:span text:style-name="T134">have this field as </text:span><text:span text:style-name="T146">smallserial, serial</text:span><text:span text:style-name="T135"> or </text:span><text:span text:style-name="T146">bigserial</text:span><text:span text:style-name="T147">,</text:span><text:span text:style-name="T145"> </text:span><text:span text:style-name="T167">so the mapping to Ada should be Short_Integer, Integer and Long_Long_Integer.<text:line-break/></text:span><text:span text:style-name="T171">Case of Postgresql: </text:span><text:span text:style-name="T167">i</text:span><text:span text:style-name="T168">f the </text:span><text:span text:style-name="T169">generated </text:span><text:span text:style-name="T168">schema is modified </text:span><text:span text:style-name="T151">by hand </text:span><text:span text:style-name="T168">and a field is set as </text:span><text:span text:style-name="T170">AUTOINCREMENT</text:span><text:span text:style-name="T168">, </text:span><text:span text:style-name="T171">it is considered a Primary Key. </text:span><text:span text:style-name="T133">But in Postgresql, Primary Keys and AutoIncrement are ortogonal properties</text:span><text:span text:style-name="T171">, </text:span><text:span text:style-name="T172">there may exist autoincrement fields </text:span><text:span text:style-name="T173">that are </text:span><text:span text:style-name="T172">no primary keys.</text:span></text:p>
        </text:list-item>
      </text:list>
      <text:p text:style-name="P36"/>
      <text:p text:style-name="P60"><text:span text:style-name="T17">F</text:span><text:span text:style-name="T16">or more explanations, you can read the report </text:span></text:p>
      <text:p text:style-name="P11"><text:a xlink:type="simple" xlink:href="https://github.com/fdesp87/gnatcoll-db/examples/mytests/Report.odt" text:style-name="Internet_20_link" text:visited-style-name="Visited_20_Internet_20_Link"><text:span text:style-name="T10">https://github.com/fdesp87/gnatcoll-d</text:span></text:a><text:a xlink:type="simple" xlink:href="https://github.com/fdesp87/gnatcoll-db/examples/mytests/Report.odt" text:style-name="Internet_20_link" text:visited-style-name="Visited_20_Internet_20_Link"><text:span text:style-name="T9">b/examples/mytests/Report.odt</text:span></text:a></text:p>
      <text:h text:style-name="P73" text:outline-level="1"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8pt" style:font-weight-asian="bold" style:font-size-complex="18pt"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6.2$Linux_X86_64 LibreOffice_project/30$Build-2</meta:generator>
    <meta:editing-cycles>0</meta:editing-cycles>
    <meta:editing-duration>P0D</meta:editing-duration>
    <meta:document-statistic meta:table-count="0" meta:image-count="0" meta:object-count="0" meta:page-count="10" meta:paragraph-count="222" meta:word-count="3111" meta:character-count="22054" meta:non-whitespace-character-count="19139"/>
  </office:meta>
</office:document-meta>
</file>